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498cm"/>
    </style:style>
    <style:style style:name="co3" style:family="table-column">
      <style:table-column-properties fo:break-before="auto" style:column-width="3.669cm"/>
    </style:style>
    <style:style style:name="co4" style:family="table-column">
      <style:table-column-properties fo:break-before="auto" style:column-width="8.029cm"/>
    </style:style>
    <style:style style:name="co5" style:family="table-column">
      <style:table-column-properties fo:break-before="auto" style:column-width="8.253cm"/>
    </style:style>
    <style:style style:name="co6" style:family="table-column">
      <style:table-column-properties fo:break-before="auto" style:column-width="13.585cm"/>
    </style:style>
    <style:style style:name="co7" style:family="table-column">
      <style:table-column-properties fo:break-before="auto" style:column-width="21.468cm"/>
    </style:style>
    <style:style style:name="co8" style:family="table-column">
      <style:table-column-properties fo:break-before="auto" style:column-width="6.189cm"/>
    </style:style>
    <style:style style:name="co9" style:family="table-column">
      <style:table-column-properties fo:break-before="auto" style:column-width="5.92cm"/>
    </style:style>
    <style:style style:name="co10" style:family="table-column">
      <style:table-column-properties fo:break-before="auto" style:column-width="2.427cm"/>
    </style:style>
    <style:style style:name="co11" style:family="table-column">
      <style:table-column-properties fo:break-before="auto" style:column-width="5.473cm"/>
    </style:style>
    <style:style style:name="co12" style:family="table-column">
      <style:table-column-properties fo:break-before="auto" style:column-width="5.115cm"/>
    </style:style>
    <style:style style:name="ro1" style:family="table-row">
      <style:table-row-properties style:row-height="0.452cm" fo:break-before="auto" style:use-optimal-row-height="true"/>
    </style:style>
    <style:style style:name="ro2" style:family="table-row">
      <style:table-row-properties style:row-height="3.223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833cm" fo:break-before="auto" style:use-optimal-row-height="true"/>
    </style:style>
    <style:style style:name="ro5" style:family="table-row">
      <style:table-row-properties style:row-height="3.895cm" fo:break-before="auto" style:use-optimal-row-height="true"/>
    </style:style>
    <style:style style:name="ro6" style:family="table-row">
      <style:table-row-properties style:row-height="4.463cm" fo:break-before="auto" style:use-optimal-row-height="true"/>
    </style:style>
    <style:style style:name="ro7" style:family="table-row">
      <style:table-row-properties style:row-height="3.117cm" fo:break-before="auto" style:use-optimal-row-height="true"/>
    </style:style>
    <style:style style:name="ro8" style:family="table-row">
      <style:table-row-properties style:row-height="4.284cm" fo:break-before="auto" style:use-optimal-row-height="true"/>
    </style:style>
    <style:style style:name="ro9" style:family="table-row">
      <style:table-row-properties style:row-height="3.648cm" fo:break-before="auto" style:use-optimal-row-height="true"/>
    </style:style>
    <style:style style:name="ro10" style:family="table-row">
      <style:table-row-properties style:row-height="4.852cm" fo:break-before="auto" style:use-optimal-row-height="true"/>
    </style:style>
    <style:style style:name="ro11" style:family="table-row">
      <style:table-row-properties style:row-height="3.505cm" fo:break-before="auto" style:use-optimal-row-height="true"/>
    </style:style>
    <style:style style:name="ro12" style:family="table-row">
      <style:table-row-properties style:row-height="4.038cm" fo:break-before="auto" style:use-optimal-row-height="true"/>
    </style:style>
    <style:style style:name="ro13" style:family="table-row">
      <style:table-row-properties style:row-height="3.288cm" fo:break-before="auto" style:use-optimal-row-height="true"/>
    </style:style>
    <style:style style:name="ro14" style:family="table-row">
      <style:table-row-properties style:row-height="1.656cm" fo:break-before="auto" style:use-optimal-row-height="true"/>
    </style:style>
    <style:style style:name="ro15" style:family="table-row">
      <style:table-row-properties style:row-height="1.252cm" fo:break-before="auto" style:use-optimal-row-height="true"/>
    </style:style>
    <style:style style:name="ro16" style:family="table-row">
      <style:table-row-properties style:row-height="0.848cm" fo:break-before="auto" style:use-optimal-row-height="true"/>
    </style:style>
    <style:style style:name="ro17" style:family="table-row">
      <style:table-row-properties style:row-height="2.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ff7f"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lement de construction-sortie" table:style-name="ta1">
        <office:forms form:automatic-focus="false" form:apply-design-mode="false"/>
        <table:table-column table:style-name="co1" table:number-columns-repeated="5" table:default-cell-style-name="ce2"/>
        <table:table-column table:style-name="co1" table:number-columns-repeated="5" table:default-cell-style-name="Default"/>
        <table:table-column table:style-name="co2" table:default-cell-style-name="ce4"/>
        <table:table-column table:style-name="co1" table:number-columns-repeated="2" table:default-cell-style-name="Default"/>
        <table:table-row table:style-name="ro1">
          <table:table-cell table:style-name="ce1" office:value-type="string" calcext:value-type="string">
            <text:p>Nom</text:p>
          </table:table-cell>
          <table:table-cell table:style-name="Default" office:value-type="string" calcext:value-type="string">
            <text:p>OS</text:p>
          </table:table-cell>
          <table:table-cell table:style-name="Default" office:value-type="string" calcext:value-type="string">
            <text:p>Version OS</text:p>
          </table:table-cell>
          <table:table-cell table:style-name="Default" office:value-type="string" calcext:value-type="string">
            <text:p>Protocoles actifs</text:p>
          </table:table-cell>
          <table:table-cell table:style-name="Default" office:value-type="string" calcext:value-type="string">
            <text:p>Ports activés</text:p>
          </table:table-cell>
          <table:table-cell office:value-type="string" calcext:value-type="string">
            <text:p>Type</text:p>
          </table:table-cell>
          <table:table-cell office:value-type="string" calcext:value-type="string">
            <text:p>Nb cartes</text:p>
          </table:table-cell>
          <table:table-cell/>
          <table:table-cell office:value-type="string" calcext:value-type="string">
            <text:p>Total</text:p>
          </table:table-cell>
          <table:table-cell table:formula="of:=SUM([.G2:.G32])" office:value-type="float" office:value="42" calcext:value-type="float">
            <text:p>42</text:p>
          </table:table-cell>
          <table:table-cell table:style-name="Default" office:value-type="string" calcext:value-type="string">
            <text:p>Contenu de la carte</text:p>
          </table:table-cell>
          <table:table-cell office:value-type="string" calcext:value-type="string">
            <text:p>Contenu 1</text:p>
          </table:table-cell>
          <table:table-cell office:value-type="string" calcext:value-type="string">
            <text:p>Contenu2</text:p>
          </table:table-cell>
        </table:table-row>
        <table:table-row table:style-name="ro2">
          <table:table-cell table:style-name="ce5" office:value-type="string" calcext:value-type="string">
            <text:p>Pare-feu</text:p>
          </table:table-cell>
          <table:table-cell office:value-type="string" calcext:value-type="string">
            <text:p>Linux</text:p>
          </table:table-cell>
          <table:table-cell office:value-type="string" calcext:value-type="string">
            <text:p>Ubuntu 20.04</text:p>
          </table:table-cell>
          <table:table-cell office:value-type="string" calcext:value-type="string">
            <text:p>IP, TCP, UDP</text:p>
          </table:table-cell>
          <table:table-cell office:value-type="string" calcext:value-type="string">
            <text:p>80, 443, 53</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2]&amp;CHAR(10)&amp;UPPER([.$C$1])&amp;CHAR(10)&amp;[.C2]&amp;CHAR(10)&amp;UPPER([.$D$1])&amp;CHAR(10)&amp;[.D2]&amp;CHAR(10)&amp;UPPER([.$E$1])&amp;CHAR(10)&amp;[.E2]" office:value-type="string" office:string-value="OS&#10;Linux&#10;VERSION OS&#10;Ubuntu 20.04&#10;PROTOCOLES ACTIFS&#10;IP, TCP, UDP&#10;PORTS ACTIVÉS&#10;80, 443, 53" calcext:value-type="string">
            <text:p>OS</text:p>
            <text:p>Linux</text:p>
            <text:p>VERSION OS</text:p>
            <text:p>Ubuntu 20.04</text:p>
            <text:p>PROTOCOLES ACTIFS</text:p>
            <text:p>IP, TCP, UDP</text:p>
            <text:p>PORTS ACTIVÉS</text:p>
            <text:p>80, 443, 5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2]&amp;CHAR(10)&amp;[.C2]&amp;CHAR(10)&amp;[.D2]&amp;CHAR(10)&amp;[.E2]" office:value-type="string" office:string-value="Linux&#10;Ubuntu 20.04&#10;IP, TCP, UDP&#10;80, 443, 53" calcext:value-type="string">
            <text:p>Linux</text:p>
            <text:p>Ubuntu 20.04</text:p>
            <text:p>IP, TCP, UDP</text:p>
            <text:p>80, 443, 53</text:p>
          </table:table-cell>
        </table:table-row>
        <table:table-row table:style-name="ro2">
          <table:table-cell table:style-name="ce5" office:value-type="string" calcext:value-type="string">
            <text:p>Pare-feu</text:p>
          </table:table-cell>
          <table:table-cell office:value-type="string" calcext:value-type="string">
            <text:p>Linux</text:p>
          </table:table-cell>
          <table:table-cell office:value-type="string" calcext:value-type="string">
            <text:p>CentOS 7</text:p>
          </table:table-cell>
          <table:table-cell office:value-type="string" calcext:value-type="string">
            <text:p>IP, TCP, UDP</text:p>
          </table:table-cell>
          <table:table-cell office:value-type="string" calcext:value-type="string">
            <text:p>80, 443, 21</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3]&amp;CHAR(10)&amp;UPPER([.$C$1])&amp;CHAR(10)&amp;[.C3]&amp;CHAR(10)&amp;UPPER([.$D$1])&amp;CHAR(10)&amp;[.D3]&amp;CHAR(10)&amp;UPPER([.$E$1])&amp;CHAR(10)&amp;[.E3]" office:value-type="string" office:string-value="OS&#10;Linux&#10;VERSION OS&#10;CentOS 7&#10;PROTOCOLES ACTIFS&#10;IP, TCP, UDP&#10;PORTS ACTIVÉS&#10;80, 443, 21" calcext:value-type="string">
            <text:p>OS</text:p>
            <text:p>Linux</text:p>
            <text:p>VERSION OS</text:p>
            <text:p>CentOS 7</text:p>
            <text:p>PROTOCOLES ACTIFS</text:p>
            <text:p>IP, TCP, UDP</text:p>
            <text:p>PORTS ACTIVÉS</text:p>
            <text:p>80, 443, 21</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3]&amp;CHAR(10)&amp;[.C3]&amp;CHAR(10)&amp;[.D3]&amp;CHAR(10)&amp;[.E3]" office:value-type="string" office:string-value="Linux&#10;CentOS 7&#10;IP, TCP, UDP&#10;80, 443, 21" calcext:value-type="string">
            <text:p>Linux</text:p>
            <text:p>CentOS 7</text:p>
            <text:p>IP, TCP, UDP</text:p>
            <text:p>80, 443, 21</text:p>
          </table:table-cell>
        </table:table-row>
        <table:table-row table:style-name="ro2">
          <table:table-cell table:style-name="ce5" office:value-type="string" calcext:value-type="string">
            <text:p>Tunnel VPN</text:p>
          </table:table-cell>
          <table:table-cell office:value-type="string" calcext:value-type="string">
            <text:p>Linux</text:p>
          </table:table-cell>
          <table:table-cell office:value-type="string" calcext:value-type="string">
            <text:p>CentOS 8</text:p>
          </table:table-cell>
          <table:table-cell office:value-type="string" calcext:value-type="string">
            <text:p>PPTP</text:p>
          </table:table-cell>
          <table:table-cell office:value-type="float" office:value="1723" calcext:value-type="float">
            <text:p>1723</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4]&amp;CHAR(10)&amp;UPPER([.$C$1])&amp;CHAR(10)&amp;[.C4]&amp;CHAR(10)&amp;UPPER([.$D$1])&amp;CHAR(10)&amp;[.D4]&amp;CHAR(10)&amp;UPPER([.$E$1])&amp;CHAR(10)&amp;[.E4]" office:value-type="string" office:string-value="OS&#10;Linux&#10;VERSION OS&#10;CentOS 8&#10;PROTOCOLES ACTIFS&#10;PPTP&#10;PORTS ACTIVÉS&#10;1723" calcext:value-type="string">
            <text:p>OS</text:p>
            <text:p>Linux</text:p>
            <text:p>VERSION OS</text:p>
            <text:p>CentOS 8</text:p>
            <text:p>PROTOCOLES ACTIFS</text:p>
            <text:p>PPTP</text:p>
            <text:p>PORTS ACTIVÉS</text:p>
            <text:p>172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4]&amp;CHAR(10)&amp;[.C4]&amp;CHAR(10)&amp;[.D4]&amp;CHAR(10)&amp;[.E4]" office:value-type="string" office:string-value="Linux&#10;CentOS 8&#10;PPTP&#10;1723" calcext:value-type="string">
            <text:p>Linux</text:p>
            <text:p>CentOS 8</text:p>
            <text:p>PPTP</text:p>
            <text:p>1723</text:p>
          </table:table-cell>
        </table:table-row>
        <table:table-row table:style-name="ro2">
          <table:table-cell table:style-name="ce5" office:value-type="string" calcext:value-type="string">
            <text:p>Tunnel VPN</text:p>
          </table:table-cell>
          <table:table-cell office:value-type="string" calcext:value-type="string">
            <text:p>Windows Server</text:p>
          </table:table-cell>
          <table:table-cell office:value-type="string" calcext:value-type="string">
            <text:p>Windows Server 2016</text:p>
          </table:table-cell>
          <table:table-cell office:value-type="string" calcext:value-type="string">
            <text:p>L2TP</text:p>
          </table:table-cell>
          <table:table-cell office:value-type="float" office:value="1701" calcext:value-type="float">
            <text:p>1701</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5]&amp;CHAR(10)&amp;UPPER([.$C$1])&amp;CHAR(10)&amp;[.C5]&amp;CHAR(10)&amp;UPPER([.$D$1])&amp;CHAR(10)&amp;[.D5]&amp;CHAR(10)&amp;UPPER([.$E$1])&amp;CHAR(10)&amp;[.E5]" office:value-type="string" office:string-value="OS&#10;Windows Server&#10;VERSION OS&#10;Windows Server 2016&#10;PROTOCOLES ACTIFS&#10;L2TP&#10;PORTS ACTIVÉS&#10;1701" calcext:value-type="string">
            <text:p>OS</text:p>
            <text:p>Windows Server</text:p>
            <text:p>VERSION OS</text:p>
            <text:p>Windows Server 2016</text:p>
            <text:p>PROTOCOLES ACTIFS</text:p>
            <text:p>L2TP</text:p>
            <text:p>PORTS ACTIVÉS</text:p>
            <text:p>1701</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5]&amp;CHAR(10)&amp;[.C5]&amp;CHAR(10)&amp;[.D5]&amp;CHAR(10)&amp;[.E5]" office:value-type="string" office:string-value="Windows Server&#10;Windows Server 2016&#10;L2TP&#10;1701" calcext:value-type="string">
            <text:p>Windows Server</text:p>
            <text:p>Windows Server 2016</text:p>
            <text:p>L2TP</text:p>
            <text:p>1701</text:p>
          </table:table-cell>
        </table:table-row>
        <table:table-row table:style-name="ro2">
          <table:table-cell table:style-name="ce5" office:value-type="string" calcext:value-type="string">
            <text:p>Routeur</text:p>
          </table:table-cell>
          <table:table-cell office:value-type="string" calcext:value-type="string">
            <text:p>Cisco IOS</text:p>
          </table:table-cell>
          <table:table-cell office:value-type="string" calcext:value-type="string">
            <text:p>IOS 15.2</text:p>
          </table:table-cell>
          <table:table-cell office:value-type="string" calcext:value-type="string">
            <text:p>IP, OSPF</text:p>
          </table:table-cell>
          <table:table-cell office:value-type="string" calcext:value-type="string">
            <text:p>179, 23</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6]&amp;CHAR(10)&amp;UPPER([.$C$1])&amp;CHAR(10)&amp;[.C6]&amp;CHAR(10)&amp;UPPER([.$D$1])&amp;CHAR(10)&amp;[.D6]&amp;CHAR(10)&amp;UPPER([.$E$1])&amp;CHAR(10)&amp;[.E6]" office:value-type="string" office:string-value="OS&#10;Cisco IOS&#10;VERSION OS&#10;IOS 15.2&#10;PROTOCOLES ACTIFS&#10;IP, OSPF&#10;PORTS ACTIVÉS&#10;179, 23" calcext:value-type="string">
            <text:p>OS</text:p>
            <text:p>Cisco IOS</text:p>
            <text:p>VERSION OS</text:p>
            <text:p>IOS 15.2</text:p>
            <text:p>PROTOCOLES ACTIFS</text:p>
            <text:p>IP, OSPF</text:p>
            <text:p>PORTS ACTIVÉS</text:p>
            <text:p>179, 2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6]&amp;CHAR(10)&amp;[.C6]&amp;CHAR(10)&amp;[.D6]&amp;CHAR(10)&amp;[.E6]" office:value-type="string" office:string-value="Cisco IOS&#10;IOS 15.2&#10;IP, OSPF&#10;179, 23" calcext:value-type="string">
            <text:p>Cisco IOS</text:p>
            <text:p>IOS 15.2</text:p>
            <text:p>IP, OSPF</text:p>
            <text:p>179, 23</text:p>
          </table:table-cell>
        </table:table-row>
        <table:table-row table:style-name="ro2">
          <table:table-cell table:style-name="ce5" office:value-type="string" calcext:value-type="string">
            <text:p>Routeur</text:p>
          </table:table-cell>
          <table:table-cell office:value-type="string" calcext:value-type="string">
            <text:p>Juniper Junos</text:p>
          </table:table-cell>
          <table:table-cell office:value-type="string" calcext:value-type="string">
            <text:p>Junos 18.4</text:p>
          </table:table-cell>
          <table:table-cell office:value-type="string" calcext:value-type="string">
            <text:p>IP, RIP</text:p>
          </table:table-cell>
          <table:table-cell office:value-type="string" calcext:value-type="string">
            <text:p>520, 23</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7]&amp;CHAR(10)&amp;UPPER([.$C$1])&amp;CHAR(10)&amp;[.C7]&amp;CHAR(10)&amp;UPPER([.$D$1])&amp;CHAR(10)&amp;[.D7]&amp;CHAR(10)&amp;UPPER([.$E$1])&amp;CHAR(10)&amp;[.E7]" office:value-type="string" office:string-value="OS&#10;Juniper Junos&#10;VERSION OS&#10;Junos 18.4&#10;PROTOCOLES ACTIFS&#10;IP, RIP&#10;PORTS ACTIVÉS&#10;520, 23" calcext:value-type="string">
            <text:p>OS</text:p>
            <text:p>Juniper Junos</text:p>
            <text:p>VERSION OS</text:p>
            <text:p>Junos 18.4</text:p>
            <text:p>PROTOCOLES ACTIFS</text:p>
            <text:p>IP, RIP</text:p>
            <text:p>PORTS ACTIVÉS</text:p>
            <text:p>520, 2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7]&amp;CHAR(10)&amp;[.C7]&amp;CHAR(10)&amp;[.D7]&amp;CHAR(10)&amp;[.E7]" office:value-type="string" office:string-value="Juniper Junos&#10;Junos 18.4&#10;IP, RIP&#10;520, 23" calcext:value-type="string">
            <text:p>Juniper Junos</text:p>
            <text:p>Junos 18.4</text:p>
            <text:p>IP, RIP</text:p>
            <text:p>520, 23</text:p>
          </table:table-cell>
        </table:table-row>
        <table:table-row table:style-name="ro2">
          <table:table-cell office:value-type="string" calcext:value-type="string">
            <text:p>Hub</text:p>
          </table:table-cell>
          <table:table-cell table:number-columns-repeated="2" office:value-type="string" calcext:value-type="string">
            <text:p>N/A</text:p>
          </table:table-cell>
          <table:table-cell office:value-type="string" calcext:value-type="string">
            <text:p>Ethernet</text:p>
          </table:table-cell>
          <table:table-cell office:value-type="string" calcext:value-type="string">
            <text:p>1-24</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8]&amp;CHAR(10)&amp;UPPER([.$C$1])&amp;CHAR(10)&amp;[.C8]&amp;CHAR(10)&amp;UPPER([.$D$1])&amp;CHAR(10)&amp;[.D8]&amp;CHAR(10)&amp;UPPER([.$E$1])&amp;CHAR(10)&amp;[.E8]" office:value-type="string" office:string-value="OS&#10;N/A&#10;VERSION OS&#10;N/A&#10;PROTOCOLES ACTIFS&#10;Ethernet&#10;PORTS ACTIVÉS&#10;1-24" calcext:value-type="string">
            <text:p>OS</text:p>
            <text:p>N/A</text:p>
            <text:p>VERSION OS</text:p>
            <text:p>N/A</text:p>
            <text:p>PROTOCOLES ACTIFS</text:p>
            <text:p>Ethernet</text:p>
            <text:p>PORTS ACTIVÉS</text:p>
            <text:p>1-24</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8]&amp;CHAR(10)&amp;[.C8]&amp;CHAR(10)&amp;[.D8]&amp;CHAR(10)&amp;[.E8]" office:value-type="string" office:string-value="N/A&#10;N/A&#10;Ethernet&#10;1-24" calcext:value-type="string">
            <text:p>N/A</text:p>
            <text:p>N/A</text:p>
            <text:p>Ethernet</text:p>
            <text:p>1-24</text:p>
          </table:table-cell>
        </table:table-row>
        <table:table-row table:style-name="ro2">
          <table:table-cell office:value-type="string" calcext:value-type="string">
            <text:p>Hub</text:p>
          </table:table-cell>
          <table:table-cell table:number-columns-repeated="2" office:value-type="string" calcext:value-type="string">
            <text:p>N/A</text:p>
          </table:table-cell>
          <table:table-cell office:value-type="string" calcext:value-type="string">
            <text:p>Ethernet</text:p>
          </table:table-cell>
          <table:table-cell office:value-type="string" calcext:value-type="string">
            <text:p>1-48</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9]&amp;CHAR(10)&amp;UPPER([.$C$1])&amp;CHAR(10)&amp;[.C9]&amp;CHAR(10)&amp;UPPER([.$D$1])&amp;CHAR(10)&amp;[.D9]&amp;CHAR(10)&amp;UPPER([.$E$1])&amp;CHAR(10)&amp;[.E9]" office:value-type="string" office:string-value="OS&#10;N/A&#10;VERSION OS&#10;N/A&#10;PROTOCOLES ACTIFS&#10;Ethernet&#10;PORTS ACTIVÉS&#10;1-48" calcext:value-type="string">
            <text:p>OS</text:p>
            <text:p>N/A</text:p>
            <text:p>VERSION OS</text:p>
            <text:p>N/A</text:p>
            <text:p>PROTOCOLES ACTIFS</text:p>
            <text:p>Ethernet</text:p>
            <text:p>PORTS ACTIVÉS</text:p>
            <text:p>1-48</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9]&amp;CHAR(10)&amp;[.C9]&amp;CHAR(10)&amp;[.D9]&amp;CHAR(10)&amp;[.E9]" office:value-type="string" office:string-value="N/A&#10;N/A&#10;Ethernet&#10;1-48" calcext:value-type="string">
            <text:p>N/A</text:p>
            <text:p>N/A</text:p>
            <text:p>Ethernet</text:p>
            <text:p>1-48</text:p>
          </table:table-cell>
        </table:table-row>
        <table:table-row table:style-name="ro2">
          <table:table-cell office:value-type="string" calcext:value-type="string">
            <text:p>Proxy</text:p>
          </table:table-cell>
          <table:table-cell office:value-type="string" calcext:value-type="string">
            <text:p>Linux</text:p>
          </table:table-cell>
          <table:table-cell office:value-type="string" calcext:value-type="string">
            <text:p>Debian 10</text:p>
          </table:table-cell>
          <table:table-cell office:value-type="string" calcext:value-type="string">
            <text:p>HTTP, FTP</text:p>
          </table:table-cell>
          <table:table-cell office:value-type="string" calcext:value-type="string">
            <text:p>3128, 21</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10]&amp;CHAR(10)&amp;UPPER([.$C$1])&amp;CHAR(10)&amp;[.C10]&amp;CHAR(10)&amp;UPPER([.$D$1])&amp;CHAR(10)&amp;[.D10]&amp;CHAR(10)&amp;UPPER([.$E$1])&amp;CHAR(10)&amp;[.E10]" office:value-type="string" office:string-value="OS&#10;Linux&#10;VERSION OS&#10;Debian 10&#10;PROTOCOLES ACTIFS&#10;HTTP, FTP&#10;PORTS ACTIVÉS&#10;3128, 21" calcext:value-type="string">
            <text:p>OS</text:p>
            <text:p>Linux</text:p>
            <text:p>VERSION OS</text:p>
            <text:p>Debian 10</text:p>
            <text:p>PROTOCOLES ACTIFS</text:p>
            <text:p>HTTP, FTP</text:p>
            <text:p>PORTS ACTIVÉS</text:p>
            <text:p>3128, 21</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0]&amp;CHAR(10)&amp;[.C10]&amp;CHAR(10)&amp;[.D10]&amp;CHAR(10)&amp;[.E10]" office:value-type="string" office:string-value="Linux&#10;Debian 10&#10;HTTP, FTP&#10;3128, 21" calcext:value-type="string">
            <text:p>Linux</text:p>
            <text:p>Debian 10</text:p>
            <text:p>HTTP, FTP</text:p>
            <text:p>3128, 21</text:p>
          </table:table-cell>
        </table:table-row>
        <table:table-row table:style-name="ro2">
          <table:table-cell office:value-type="string" calcext:value-type="string">
            <text:p>Proxy</text:p>
          </table:table-cell>
          <table:table-cell office:value-type="string" calcext:value-type="string">
            <text:p>Windows Server</text:p>
          </table:table-cell>
          <table:table-cell office:value-type="string" calcext:value-type="string">
            <text:p>Windows Server 2019</text:p>
          </table:table-cell>
          <table:table-cell office:value-type="string" calcext:value-type="string">
            <text:p>HTTP, FTP</text:p>
          </table:table-cell>
          <table:table-cell office:value-type="string" calcext:value-type="string">
            <text:p>8080, 21</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11]&amp;CHAR(10)&amp;UPPER([.$C$1])&amp;CHAR(10)&amp;[.C11]&amp;CHAR(10)&amp;UPPER([.$D$1])&amp;CHAR(10)&amp;[.D11]&amp;CHAR(10)&amp;UPPER([.$E$1])&amp;CHAR(10)&amp;[.E11]" office:value-type="string" office:string-value="OS&#10;Windows Server&#10;VERSION OS&#10;Windows Server 2019&#10;PROTOCOLES ACTIFS&#10;HTTP, FTP&#10;PORTS ACTIVÉS&#10;8080, 21" calcext:value-type="string">
            <text:p>OS</text:p>
            <text:p>Windows Server</text:p>
            <text:p>VERSION OS</text:p>
            <text:p>Windows Server 2019</text:p>
            <text:p>PROTOCOLES ACTIFS</text:p>
            <text:p>HTTP, FTP</text:p>
            <text:p>PORTS ACTIVÉS</text:p>
            <text:p>8080, 21</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1]&amp;CHAR(10)&amp;[.C11]&amp;CHAR(10)&amp;[.D11]&amp;CHAR(10)&amp;[.E11]" office:value-type="string" office:string-value="Windows Server&#10;Windows Server 2019&#10;HTTP, FTP&#10;8080, 21" calcext:value-type="string">
            <text:p>Windows Server</text:p>
            <text:p>Windows Server 2019</text:p>
            <text:p>HTTP, FTP</text:p>
            <text:p>8080, 21</text:p>
          </table:table-cell>
        </table:table-row>
        <table:table-row table:style-name="ro2">
          <table:table-cell office:value-type="string" calcext:value-type="string">
            <text:p>IDS/IPS</text:p>
          </table:table-cell>
          <table:table-cell office:value-type="string" calcext:value-type="string">
            <text:p>Linux</text:p>
          </table:table-cell>
          <table:table-cell office:value-type="string" calcext:value-type="string">
            <text:p>Red Hat 8</text:p>
          </table:table-cell>
          <table:table-cell office:value-type="string" calcext:value-type="string">
            <text:p>IP, TCP</text:p>
          </table:table-cell>
          <table:table-cell office:value-type="string" calcext:value-type="string">
            <text:p>80, 443</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12]&amp;CHAR(10)&amp;UPPER([.$C$1])&amp;CHAR(10)&amp;[.C12]&amp;CHAR(10)&amp;UPPER([.$D$1])&amp;CHAR(10)&amp;[.D12]&amp;CHAR(10)&amp;UPPER([.$E$1])&amp;CHAR(10)&amp;[.E12]" office:value-type="string" office:string-value="OS&#10;Linux&#10;VERSION OS&#10;Red Hat 8&#10;PROTOCOLES ACTIFS&#10;IP, TCP&#10;PORTS ACTIVÉS&#10;80, 443" calcext:value-type="string">
            <text:p>OS</text:p>
            <text:p>Linux</text:p>
            <text:p>VERSION OS</text:p>
            <text:p>Red Hat 8</text:p>
            <text:p>PROTOCOLES ACTIFS</text:p>
            <text:p>IP, TCP</text:p>
            <text:p>PORTS ACTIVÉS</text:p>
            <text:p>80, 44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2]&amp;CHAR(10)&amp;[.C12]&amp;CHAR(10)&amp;[.D12]&amp;CHAR(10)&amp;[.E12]" office:value-type="string" office:string-value="Linux&#10;Red Hat 8&#10;IP, TCP&#10;80, 443" calcext:value-type="string">
            <text:p>Linux</text:p>
            <text:p>Red Hat 8</text:p>
            <text:p>IP, TCP</text:p>
            <text:p>80, 443</text:p>
          </table:table-cell>
        </table:table-row>
        <table:table-row table:style-name="ro2">
          <table:table-cell office:value-type="string" calcext:value-type="string">
            <text:p>IDS/IPS</text:p>
          </table:table-cell>
          <table:table-cell office:value-type="string" calcext:value-type="string">
            <text:p>Linux</text:p>
          </table:table-cell>
          <table:table-cell office:value-type="string" calcext:value-type="string">
            <text:p>OpenGSD</text:p>
          </table:table-cell>
          <table:table-cell office:value-type="string" calcext:value-type="string">
            <text:p>IP, UDP</text:p>
          </table:table-cell>
          <table:table-cell office:value-type="string" calcext:value-type="string">
            <text:p>53, 123</text:p>
          </table:table-cell>
          <table:table-cell office:value-type="string" calcext:value-type="string">
            <text:p>Element de construction</text:p>
          </table:table-cell>
          <table:table-cell office:value-type="float" office:value="3" calcext:value-type="float">
            <text:p>3</text:p>
          </table:table-cell>
          <table:table-cell table:number-columns-repeated="3"/>
          <table:table-cell table:formula="of:=UPPER([.$B$1])&amp;CHAR(10)&amp;[.B13]&amp;CHAR(10)&amp;UPPER([.$C$1])&amp;CHAR(10)&amp;[.C13]&amp;CHAR(10)&amp;UPPER([.$D$1])&amp;CHAR(10)&amp;[.D13]&amp;CHAR(10)&amp;UPPER([.$E$1])&amp;CHAR(10)&amp;[.E13]" office:value-type="string" office:string-value="OS&#10;Linux&#10;VERSION OS&#10;OpenGSD&#10;PROTOCOLES ACTIFS&#10;IP, UDP&#10;PORTS ACTIVÉS&#10;53, 123" calcext:value-type="string">
            <text:p>OS</text:p>
            <text:p>Linux</text:p>
            <text:p>VERSION OS</text:p>
            <text:p>OpenGSD</text:p>
            <text:p>PROTOCOLES ACTIFS</text:p>
            <text:p>IP, UDP</text:p>
            <text:p>PORTS ACTIVÉS</text:p>
            <text:p>53, 12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3]&amp;CHAR(10)&amp;[.C13]&amp;CHAR(10)&amp;[.D13]&amp;CHAR(10)&amp;[.E13]" office:value-type="string" office:string-value="Linux&#10;OpenGSD&#10;IP, UDP&#10;53, 123" calcext:value-type="string">
            <text:p>Linux</text:p>
            <text:p>OpenGSD</text:p>
            <text:p>IP, UDP</text:p>
            <text:p>53, 123</text:p>
          </table:table-cell>
        </table:table-row>
        <table:table-row table:style-name="ro2">
          <table:table-cell office:value-type="string" calcext:value-type="string">
            <text:p>Serveur de Base de Données</text:p>
          </table:table-cell>
          <table:table-cell office:value-type="string" calcext:value-type="string">
            <text:p>Linux</text:p>
          </table:table-cell>
          <table:table-cell office:value-type="string" calcext:value-type="string">
            <text:p>Ubuntu 20.04</text:p>
          </table:table-cell>
          <table:table-cell office:value-type="string" calcext:value-type="string">
            <text:p>MySQL</text:p>
          </table:table-cell>
          <table:table-cell office:value-type="float" office:value="3306" calcext:value-type="float">
            <text:p>3306</text:p>
          </table:table-cell>
          <table:table-cell office:value-type="string" calcext:value-type="string">
            <text:p>Element de sortie</text:p>
          </table:table-cell>
          <table:table-cell office:value-type="float" office:value="1" calcext:value-type="float">
            <text:p>1</text:p>
          </table:table-cell>
          <table:table-cell table:number-columns-repeated="3"/>
          <table:table-cell table:formula="of:=UPPER([.$B$1])&amp;CHAR(10)&amp;[.B14]&amp;CHAR(10)&amp;UPPER([.$C$1])&amp;CHAR(10)&amp;[.C14]&amp;CHAR(10)&amp;UPPER([.$D$1])&amp;CHAR(10)&amp;[.D14]&amp;CHAR(10)&amp;UPPER([.$E$1])&amp;CHAR(10)&amp;[.E14]" office:value-type="string" office:string-value="OS&#10;Linux&#10;VERSION OS&#10;Ubuntu 20.04&#10;PROTOCOLES ACTIFS&#10;MySQL&#10;PORTS ACTIVÉS&#10;3306" calcext:value-type="string">
            <text:p>OS</text:p>
            <text:p>Linux</text:p>
            <text:p>VERSION OS</text:p>
            <text:p>Ubuntu 20.04</text:p>
            <text:p>PROTOCOLES ACTIFS</text:p>
            <text:p>MySQL</text:p>
            <text:p>PORTS ACTIVÉS</text:p>
            <text:p>3306</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4]&amp;CHAR(10)&amp;[.C14]&amp;CHAR(10)&amp;[.D14]&amp;CHAR(10)&amp;[.E14]" office:value-type="string" office:string-value="Linux&#10;Ubuntu 20.04&#10;MySQL&#10;3306" calcext:value-type="string">
            <text:p>Linux</text:p>
            <text:p>Ubuntu 20.04</text:p>
            <text:p>MySQL</text:p>
            <text:p>3306</text:p>
          </table:table-cell>
        </table:table-row>
        <table:table-row table:style-name="ro2">
          <table:table-cell office:value-type="string" calcext:value-type="string">
            <text:p>Serveur de Base de Données</text:p>
          </table:table-cell>
          <table:table-cell office:value-type="string" calcext:value-type="string">
            <text:p>Windows Server</text:p>
          </table:table-cell>
          <table:table-cell office:value-type="string" calcext:value-type="string">
            <text:p>Windows Server 2019</text:p>
          </table:table-cell>
          <table:table-cell office:value-type="string" calcext:value-type="string">
            <text:p>Microsoft SQL Server</text:p>
          </table:table-cell>
          <table:table-cell office:value-type="float" office:value="1433" calcext:value-type="float">
            <text:p>1433</text:p>
          </table:table-cell>
          <table:table-cell office:value-type="string" calcext:value-type="string">
            <text:p>Element de sortie</text:p>
          </table:table-cell>
          <table:table-cell office:value-type="float" office:value="1" calcext:value-type="float">
            <text:p>1</text:p>
          </table:table-cell>
          <table:table-cell table:number-columns-repeated="3"/>
          <table:table-cell table:formula="of:=UPPER([.$B$1])&amp;CHAR(10)&amp;[.B15]&amp;CHAR(10)&amp;UPPER([.$C$1])&amp;CHAR(10)&amp;[.C15]&amp;CHAR(10)&amp;UPPER([.$D$1])&amp;CHAR(10)&amp;[.D15]&amp;CHAR(10)&amp;UPPER([.$E$1])&amp;CHAR(10)&amp;[.E15]" office:value-type="string" office:string-value="OS&#10;Windows Server&#10;VERSION OS&#10;Windows Server 2019&#10;PROTOCOLES ACTIFS&#10;Microsoft SQL Server&#10;PORTS ACTIVÉS&#10;1433" calcext:value-type="string">
            <text:p>OS</text:p>
            <text:p>Windows Server</text:p>
            <text:p>VERSION OS</text:p>
            <text:p>Windows Server 2019</text:p>
            <text:p>PROTOCOLES ACTIFS</text:p>
            <text:p>Microsoft SQL Server</text:p>
            <text:p>PORTS ACTIVÉS</text:p>
            <text:p>1433</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5]&amp;CHAR(10)&amp;[.C15]&amp;CHAR(10)&amp;[.D15]&amp;CHAR(10)&amp;[.E15]" office:value-type="string" office:string-value="Windows Server&#10;Windows Server 2019&#10;Microsoft SQL Server&#10;1433" calcext:value-type="string">
            <text:p>Windows Server</text:p>
            <text:p>Windows Server 2019</text:p>
            <text:p>Microsoft SQL Server</text:p>
            <text:p>1433</text:p>
          </table:table-cell>
        </table:table-row>
        <table:table-row table:style-name="ro2">
          <table:table-cell office:value-type="string" calcext:value-type="string">
            <text:p>Serveur de Sauvegarde des Données</text:p>
          </table:table-cell>
          <table:table-cell office:value-type="string" calcext:value-type="string">
            <text:p>Windows Server</text:p>
          </table:table-cell>
          <table:table-cell office:value-type="string" calcext:value-type="string">
            <text:p>Windows Server 2019</text:p>
          </table:table-cell>
          <table:table-cell office:value-type="string" calcext:value-type="string">
            <text:p>SMB</text:p>
          </table:table-cell>
          <table:table-cell office:value-type="float" office:value="445" calcext:value-type="float">
            <text:p>445</text:p>
          </table:table-cell>
          <table:table-cell office:value-type="string" calcext:value-type="string">
            <text:p>Element de sortie</text:p>
          </table:table-cell>
          <table:table-cell office:value-type="float" office:value="1" calcext:value-type="float">
            <text:p>1</text:p>
          </table:table-cell>
          <table:table-cell table:number-columns-repeated="3"/>
          <table:table-cell table:formula="of:=UPPER([.$B$1])&amp;CHAR(10)&amp;[.B16]&amp;CHAR(10)&amp;UPPER([.$C$1])&amp;CHAR(10)&amp;[.C16]&amp;CHAR(10)&amp;UPPER([.$D$1])&amp;CHAR(10)&amp;[.D16]&amp;CHAR(10)&amp;UPPER([.$E$1])&amp;CHAR(10)&amp;[.E16]" office:value-type="string" office:string-value="OS&#10;Windows Server&#10;VERSION OS&#10;Windows Server 2019&#10;PROTOCOLES ACTIFS&#10;SMB&#10;PORTS ACTIVÉS&#10;445" calcext:value-type="string">
            <text:p>OS</text:p>
            <text:p>Windows Server</text:p>
            <text:p>VERSION OS</text:p>
            <text:p>Windows Server 2019</text:p>
            <text:p>PROTOCOLES ACTIFS</text:p>
            <text:p>SMB</text:p>
            <text:p>PORTS ACTIVÉS</text:p>
            <text:p>445</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6]&amp;CHAR(10)&amp;[.C16]&amp;CHAR(10)&amp;[.D16]&amp;CHAR(10)&amp;[.E16]" office:value-type="string" office:string-value="Windows Server&#10;Windows Server 2019&#10;SMB&#10;445" calcext:value-type="string">
            <text:p>Windows Server</text:p>
            <text:p>Windows Server 2019</text:p>
            <text:p>SMB</text:p>
            <text:p>445</text:p>
          </table:table-cell>
        </table:table-row>
        <table:table-row table:style-name="ro2">
          <table:table-cell office:value-type="string" calcext:value-type="string">
            <text:p>Serveur de Sauvegarde des Données</text:p>
          </table:table-cell>
          <table:table-cell office:value-type="string" calcext:value-type="string">
            <text:p>Linux</text:p>
          </table:table-cell>
          <table:table-cell office:value-type="string" calcext:value-type="string">
            <text:p>CentOS 7</text:p>
          </table:table-cell>
          <table:table-cell office:value-type="string" calcext:value-type="string">
            <text:p>NFS</text:p>
          </table:table-cell>
          <table:table-cell office:value-type="float" office:value="2049" calcext:value-type="float">
            <text:p>2049</text:p>
          </table:table-cell>
          <table:table-cell office:value-type="string" calcext:value-type="string">
            <text:p>Element de sortie</text:p>
          </table:table-cell>
          <table:table-cell office:value-type="float" office:value="1" calcext:value-type="float">
            <text:p>1</text:p>
          </table:table-cell>
          <table:table-cell table:number-columns-repeated="3"/>
          <table:table-cell table:formula="of:=UPPER([.$B$1])&amp;CHAR(10)&amp;[.B17]&amp;CHAR(10)&amp;UPPER([.$C$1])&amp;CHAR(10)&amp;[.C17]&amp;CHAR(10)&amp;UPPER([.$D$1])&amp;CHAR(10)&amp;[.D17]&amp;CHAR(10)&amp;UPPER([.$E$1])&amp;CHAR(10)&amp;[.E17]" office:value-type="string" office:string-value="OS&#10;Linux&#10;VERSION OS&#10;CentOS 7&#10;PROTOCOLES ACTIFS&#10;NFS&#10;PORTS ACTIVÉS&#10;2049" calcext:value-type="string">
            <text:p>OS</text:p>
            <text:p>Linux</text:p>
            <text:p>VERSION OS</text:p>
            <text:p>CentOS 7</text:p>
            <text:p>PROTOCOLES ACTIFS</text:p>
            <text:p>NFS</text:p>
            <text:p>PORTS ACTIVÉS</text:p>
            <text:p>2049</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7]&amp;CHAR(10)&amp;[.C17]&amp;CHAR(10)&amp;[.D17]&amp;CHAR(10)&amp;[.E17]" office:value-type="string" office:string-value="Linux&#10;CentOS 7&#10;NFS&#10;2049" calcext:value-type="string">
            <text:p>Linux</text:p>
            <text:p>CentOS 7</text:p>
            <text:p>NFS</text:p>
            <text:p>2049</text:p>
          </table:table-cell>
        </table:table-row>
        <table:table-row table:style-name="ro2">
          <table:table-cell office:value-type="string" calcext:value-type="string">
            <text:p>Poste de Travail</text:p>
          </table:table-cell>
          <table:table-cell office:value-type="string" calcext:value-type="string">
            <text:p>Windows</text:p>
          </table:table-cell>
          <table:table-cell office:value-type="string" calcext:value-type="string">
            <text:p>Windows 10</text:p>
          </table:table-cell>
          <table:table-cell office:value-type="string" calcext:value-type="string">
            <text:p>RDP</text:p>
          </table:table-cell>
          <table:table-cell office:value-type="float" office:value="3389" calcext:value-type="float">
            <text:p>3389</text:p>
          </table:table-cell>
          <table:table-cell office:value-type="string" calcext:value-type="string">
            <text:p>Element de sortie</text:p>
          </table:table-cell>
          <table:table-cell office:value-type="float" office:value="1" calcext:value-type="float">
            <text:p>1</text:p>
          </table:table-cell>
          <table:table-cell table:number-columns-repeated="3"/>
          <table:table-cell table:formula="of:=UPPER([.$B$1])&amp;CHAR(10)&amp;[.B18]&amp;CHAR(10)&amp;UPPER([.$C$1])&amp;CHAR(10)&amp;[.C18]&amp;CHAR(10)&amp;UPPER([.$D$1])&amp;CHAR(10)&amp;[.D18]&amp;CHAR(10)&amp;UPPER([.$E$1])&amp;CHAR(10)&amp;[.E18]" office:value-type="string" office:string-value="OS&#10;Windows&#10;VERSION OS&#10;Windows 10&#10;PROTOCOLES ACTIFS&#10;RDP&#10;PORTS ACTIVÉS&#10;3389" calcext:value-type="string">
            <text:p>OS</text:p>
            <text:p>Windows</text:p>
            <text:p>VERSION OS</text:p>
            <text:p>Windows 10</text:p>
            <text:p>PROTOCOLES ACTIFS</text:p>
            <text:p>RDP</text:p>
            <text:p>PORTS ACTIVÉS</text:p>
            <text:p>3389</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8]&amp;CHAR(10)&amp;[.C18]&amp;CHAR(10)&amp;[.D18]&amp;CHAR(10)&amp;[.E18]" office:value-type="string" office:string-value="Windows&#10;Windows 10&#10;RDP&#10;3389" calcext:value-type="string">
            <text:p>Windows</text:p>
            <text:p>Windows 10</text:p>
            <text:p>RDP</text:p>
            <text:p>3389</text:p>
          </table:table-cell>
        </table:table-row>
        <table:table-row table:style-name="ro2">
          <table:table-cell office:value-type="string" calcext:value-type="string">
            <text:p>Poste de Travail</text:p>
          </table:table-cell>
          <table:table-cell office:value-type="string" calcext:value-type="string">
            <text:p>Linux</text:p>
          </table:table-cell>
          <table:table-cell office:value-type="string" calcext:value-type="string">
            <text:p>Ubuntu 18.04</text:p>
          </table:table-cell>
          <table:table-cell office:value-type="string" calcext:value-type="string">
            <text:p>SSH</text:p>
          </table:table-cell>
          <table:table-cell office:value-type="float" office:value="22" calcext:value-type="float">
            <text:p>22</text:p>
          </table:table-cell>
          <table:table-cell office:value-type="string" calcext:value-type="string">
            <text:p>Element de sortie</text:p>
          </table:table-cell>
          <table:table-cell office:value-type="float" office:value="1" calcext:value-type="float">
            <text:p>1</text:p>
          </table:table-cell>
          <table:table-cell table:number-columns-repeated="3"/>
          <table:table-cell table:formula="of:=UPPER([.$B$1])&amp;CHAR(10)&amp;[.B19]&amp;CHAR(10)&amp;UPPER([.$C$1])&amp;CHAR(10)&amp;[.C19]&amp;CHAR(10)&amp;UPPER([.$D$1])&amp;CHAR(10)&amp;[.D19]&amp;CHAR(10)&amp;UPPER([.$E$1])&amp;CHAR(10)&amp;[.E19]" office:value-type="string" office:string-value="OS&#10;Linux&#10;VERSION OS&#10;Ubuntu 18.04&#10;PROTOCOLES ACTIFS&#10;SSH&#10;PORTS ACTIVÉS&#10;22" calcext:value-type="string">
            <text:p>OS</text:p>
            <text:p>Linux</text:p>
            <text:p>VERSION OS</text:p>
            <text:p>Ubuntu 18.04</text:p>
            <text:p>PROTOCOLES ACTIFS</text:p>
            <text:p>SSH</text:p>
            <text:p>PORTS ACTIVÉS</text:p>
            <text:p>22</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B19]&amp;CHAR(10)&amp;[.C19]&amp;CHAR(10)&amp;[.D19]&amp;CHAR(10)&amp;[.E19]" office:value-type="string" office:string-value="Linux&#10;Ubuntu 18.04&#10;SSH&#10;22" calcext:value-type="string">
            <text:p>Linux</text:p>
            <text:p>Ubuntu 18.04</text:p>
            <text:p>SSH</text:p>
            <text:p>22</text:p>
          </table:table-cell>
        </table:table-row>
      </table:table>
      <table:table table:name="Evenement-Attaque" table:style-name="ta1">
        <office:forms form:automatic-focus="false" form:apply-design-mode="false"/>
        <table:table-column table:style-name="co3" table:number-columns-repeated="8" table:default-cell-style-name="ce4"/>
        <table:table-column table:style-name="co4" table:default-cell-style-name="ce4"/>
        <table:table-column table:style-name="co3" table:number-columns-repeated="1015" table:default-cell-style-name="ce4"/>
        <table:table-row table:style-name="ro3">
          <table:table-cell table:style-name="ce10" office:value-type="string" calcext:value-type="string">
            <text:p>Nom de l'attaque</text:p>
          </table:table-cell>
          <table:table-cell table:style-name="ce10" office:value-type="string" calcext:value-type="string">
            <text:p>Cible</text:p>
          </table:table-cell>
          <table:table-cell table:style-name="ce10" office:value-type="string" calcext:value-type="string">
            <text:p>Effet</text:p>
          </table:table-cell>
          <table:table-cell office:value-type="string" calcext:value-type="string">
            <text:p>Retenu</text:p>
          </table:table-cell>
          <table:table-cell office:value-type="string" calcext:value-type="string">
            <text:p>Nb cartes</text:p>
          </table:table-cell>
          <table:table-cell/>
          <table:table-cell table:style-name="Default" office:value-type="string" calcext:value-type="string">
            <text:p>Total</text:p>
          </table:table-cell>
          <table:table-cell table:style-name="Default" table:formula="of:=SUM([.E2:.E32])" office:value-type="float" office:value="40" calcext:value-type="float">
            <text:p>40</text:p>
          </table:table-cell>
          <table:table-cell table:style-name="Default" office:value-type="string" calcext:value-type="string">
            <text:p>Contenu de la carte</text:p>
          </table:table-cell>
          <table:table-cell office:value-type="string" calcext:value-type="string">
            <text:p>Contenu1</text:p>
          </table:table-cell>
          <table:table-cell office:value-type="string" calcext:value-type="string">
            <text:p>Contenu2</text:p>
          </table:table-cell>
          <table:table-cell table:number-columns-repeated="1013"/>
        </table:table-row>
        <table:table-row table:style-name="ro4">
          <table:table-cell office:value-type="string" calcext:value-type="string">
            <text:p>Attaque DoS</text:p>
          </table:table-cell>
          <table:table-cell office:value-type="string" calcext:value-type="string">
            <text:p>Serveur de base de données, Serveur de sauvegarde, Poste de travail</text:p>
          </table:table-cell>
          <table:table-cell office:value-type="string" calcext:value-type="string">
            <text:p>Submerge le serveur cible avec des requêtes, le rendant indisponible jusqu'à ce qu'une règle de bannissement IP soit appliquée.</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2]&amp;CHAR(10)&amp;UPPER([.$C$1])&amp;CHAR(10)&amp;[.C2]" office:value-type="string" office:string-value="CIBLE&#10;Serveur de base de données, Serveur de sauvegarde, Poste de travail&#10;EFFET&#10;Submerge le serveur cible avec des requêtes, le rendant indisponible jusqu'à ce qu'une règle de bannissement IP soit appliquée." calcext:value-type="string">
            <text:p>CIBLE</text:p>
            <text:p>Serveur de base de données, Serveur de sauvegarde, Poste de travail</text:p>
            <text:p>EFFET</text:p>
            <text:p>Submerge le serveur cible avec des requêtes, le rendant indisponible jusqu'à ce qu'une règle de bannissement IP soit appliquée.</text:p>
          </table:table-cell>
          <table:table-cell table:style-name="Default" table:formula="of:=UPPER([.$B$1])&amp;CHAR(10)&amp;UPPER([.$C$1])&amp;CHAR(10)" office:value-type="string" office:string-value="CIBLE&#10;EFFET&#10;" calcext:value-type="string">
            <text:p>CIBLE</text:p>
            <text:p>EFFET</text:p>
            <text:p/>
          </table:table-cell>
          <table:table-cell table:style-name="Default" table:formula="of:=[#REF!]&amp;CHAR(10)&amp;[.A2]&amp;CHAR(10)&amp;[.B2]&amp;CHAR(10)&amp;[.C2]" office:value-type="string" office:string-value="" calcext:value-type="error">
            <text:p>#RÉF !</text:p>
          </table:table-cell>
          <table:table-cell table:number-columns-repeated="1013"/>
        </table:table-row>
        <table:table-row table:style-name="ro5">
          <table:table-cell office:value-type="string" calcext:value-type="string">
            <text:p>Attaque DDoS</text:p>
          </table:table-cell>
          <table:table-cell office:value-type="string" calcext:value-type="string">
            <text:p>Serveur de base de données, Serveur de sauvegarde, Poste de travail</text:p>
          </table:table-cell>
          <table:table-cell office:value-type="string" calcext:value-type="string">
            <text:p>Inonde le serveur cible avec un trafic massif provenant de multiples sources, le rendant indisponible jusqu'à ce que des mesures de limitation du taux de connexion soient mises en place.</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3]&amp;CHAR(10)&amp;UPPER([.$C$1])&amp;CHAR(10)&amp;[.C3]" office:value-type="string" office:string-value="CIBLE&#10;Serveur de base de données, Serveur de sauvegarde, Poste de travail&#10;EFFET&#10;Inonde le serveur cible avec un trafic massif provenant de multiples sources, le rendant indisponible jusqu'à ce que des mesures de limitation du taux de connexion soient mises en place." calcext:value-type="string">
            <text:p>CIBLE</text:p>
            <text:p>Serveur de base de données, Serveur de sauvegarde, Poste de travail</text:p>
            <text:p>EFFET</text:p>
            <text:p>Inonde le serveur cible avec un trafic massif provenant de multiples sources, le rendant indisponible jusqu'à ce que des mesures de limitation du taux de connexion soient mises en place.</text:p>
          </table:table-cell>
          <table:table-cell table:number-columns-repeated="1015"/>
        </table:table-row>
        <table:table-row table:style-name="ro6">
          <table:table-cell office:value-type="string" calcext:value-type="string">
            <text:p>Attaque Brute Force</text:p>
          </table:table-cell>
          <table:table-cell office:value-type="string" calcext:value-type="string">
            <text:p>Serveur de base de données, Serveur de sauvegarde, Poste de travail</text:p>
          </table:table-cell>
          <table:table-cell office:value-type="string" calcext:value-type="string">
            <text:p>Tente de deviner les mots de passe en essayant de nombreuses combinaisons jusqu'à réussir, rendant les comptes vulnérables jusqu'à ce que l'authentification à deux facteurs (2FA) soit activée.</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4]&amp;CHAR(10)&amp;UPPER([.$C$1])&amp;CHAR(10)&amp;[.C4]" office:value-type="string" office:string-value="CIBLE&#10;Serveur de base de données, Serveur de sauvegarde, Poste de travail&#10;EFFET&#10;Tente de deviner les mots de passe en essayant de nombreuses combinaisons jusqu'à réussir, rendant les comptes vulnérables jusqu'à ce que l'authentification à deux facteurs (2FA) soit activée." calcext:value-type="string">
            <text:p>CIBLE</text:p>
            <text:p>Serveur de base de données, Serveur de sauvegarde, Poste de travail</text:p>
            <text:p>EFFET</text:p>
            <text:p>Tente de deviner les mots de passe en essayant de nombreuses combinaisons jusqu'à réussir, rendant les comptes vulnérables jusqu'à ce que l'authentification à deux facteurs (2FA) soit activée.</text:p>
          </table:table-cell>
          <table:table-cell table:number-columns-repeated="1015"/>
        </table:table-row>
        <table:table-row table:style-name="ro7">
          <table:table-cell office:value-type="string" calcext:value-type="string">
            <text:p>Attaque Man-in-the-Middle (MITM)</text:p>
          </table:table-cell>
          <table:table-cell office:value-type="string" calcext:value-type="string">
            <text:p>Serveur de base de données, Serveur de sauvegarde, Poste de travail</text:p>
          </table:table-cell>
          <table:table-cell office:value-type="string" calcext:value-type="string">
            <text:p>Intercepte et modifie les communications entre deux parties, compromettant les données jusqu'à ce que le chiffrement SSL/TLS soit activé.</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5]&amp;CHAR(10)&amp;UPPER([.$C$1])&amp;CHAR(10)&amp;[.C5]" office:value-type="string" office:string-value="CIBLE&#10;Serveur de base de données, Serveur de sauvegarde, Poste de travail&#10;EFFET&#10;Intercepte et modifie les communications entre deux parties, compromettant les données jusqu'à ce que le chiffrement SSL/TLS soit activé." calcext:value-type="string">
            <text:p>CIBLE</text:p>
            <text:p>Serveur de base de données, Serveur de sauvegarde, Poste de travail</text:p>
            <text:p>EFFET</text:p>
            <text:p>Intercepte et modifie les communications entre deux parties, compromettant les données jusqu'à ce que le chiffrement SSL/TLS soit activé.</text:p>
          </table:table-cell>
          <table:table-cell table:number-columns-repeated="1015"/>
        </table:table-row>
        <table:table-row table:style-name="ro8">
          <table:table-cell office:value-type="string" calcext:value-type="string">
            <text:p>Injection SQL</text:p>
          </table:table-cell>
          <table:table-cell office:value-type="string" calcext:value-type="string">
            <text:p>Serveur de base de données</text:p>
          </table:table-cell>
          <table:table-cell office:value-type="string" calcext:value-type="string">
            <text:p>Exploite les failles des bases de données pour exécuter des requêtes SQL malveillantes, compromettant les données jusqu'à ce que la mise à jour des logiciels soit effectuée.</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6]&amp;CHAR(10)&amp;UPPER([.$C$1])&amp;CHAR(10)&amp;[.C6]" office:value-type="string" office:string-value="CIBLE&#10;Serveur de base de données&#10;EFFET&#10;Exploite les failles des bases de données pour exécuter des requêtes SQL malveillantes, compromettant les données jusqu'à ce que la mise à jour des logiciels soit effectuée." calcext:value-type="string">
            <text:p>CIBLE</text:p>
            <text:p>Serveur de base de données</text:p>
            <text:p>EFFET</text:p>
            <text:p>Exploite les failles des bases de données pour exécuter des requêtes SQL malveillantes, compromettant les données jusqu'à ce que la mise à jour des logiciels soit effectuée.</text:p>
          </table:table-cell>
          <table:table-cell table:number-columns-repeated="1015"/>
        </table:table-row>
        <table:table-row table:style-name="ro5">
          <table:table-cell office:value-type="string" calcext:value-type="string">
            <text:p>IP Spoofing</text:p>
          </table:table-cell>
          <table:table-cell office:value-type="string" calcext:value-type="string">
            <text:p>Routeur, Serveur de base de données, Serveur de sauvegarde, Poste de travail</text:p>
          </table:table-cell>
          <table:table-cell office:value-type="string" calcext:value-type="string">
            <text:p>Usurpe l'adresse IP d'un autre appareil pour masquer l'identité de l'attaquant et détourner le trafic, affectant le réseau jusqu'à ce qu'une règle de routage sécurisée soit définie.</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7]&amp;CHAR(10)&amp;UPPER([.$C$1])&amp;CHAR(10)&amp;[.C7]" office:value-type="string" office:string-value="CIBLE&#10;Routeur, Serveur de base de données, Serveur de sauvegarde, Poste de travail&#10;EFFET&#10;Usurpe l'adresse IP d'un autre appareil pour masquer l'identité de l'attaquant et détourner le trafic, affectant le réseau jusqu'à ce qu'une règle de routage sécurisée soit définie." calcext:value-type="string">
            <text:p>CIBLE</text:p>
            <text:p>Routeur, Serveur de base de données, Serveur de sauvegarde, Poste de travail</text:p>
            <text:p>EFFET</text:p>
            <text:p>Usurpe l'adresse IP d'un autre appareil pour masquer l'identité de l'attaquant et détourner le trafic, affectant le réseau jusqu'à ce qu'une règle de routage sécurisée soit définie.</text:p>
          </table:table-cell>
          <table:table-cell table:number-columns-repeated="1015"/>
        </table:table-row>
        <table:table-row table:style-name="ro8">
          <table:table-cell office:value-type="string" calcext:value-type="string">
            <text:p>ARP Poisoning</text:p>
          </table:table-cell>
          <table:table-cell office:value-type="string" calcext:value-type="string">
            <text:p>Routeur, Serveur de base de données, Serveur de sauvegarde, Poste de travail</text:p>
          </table:table-cell>
          <table:table-cell office:value-type="string" calcext:value-type="string">
            <text:p>Envoie des messages ARP falsifiés pour associer l'adresse MAC de l'attaquant à une adresse IP légitime, détournant ainsi le trafic jusqu'à ce que le filtrage des paquets ARP soit mis en place.</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8]&amp;CHAR(10)&amp;UPPER([.$C$1])&amp;CHAR(10)&amp;[.C8]" office:value-type="string" office:string-value="CIBLE&#10;Routeur, Serveur de base de données, Serveur de sauvegarde, Poste de travail&#10;EFFET&#10;Envoie des messages ARP falsifiés pour associer l'adresse MAC de l'attaquant à une adresse IP légitime, détournant ainsi le trafic jusqu'à ce que le filtrage des paquets ARP soit mis en place." calcext:value-type="string">
            <text:p>CIBLE</text:p>
            <text:p>Routeur, Serveur de base de données, Serveur de sauvegarde, Poste de travail</text:p>
            <text:p>EFFET</text:p>
            <text:p>Envoie des messages ARP falsifiés pour associer l'adresse MAC de l'attaquant à une adresse IP légitime, détournant ainsi le trafic jusqu'à ce que le filtrage des paquets ARP soit mis en place.</text:p>
          </table:table-cell>
          <table:table-cell table:number-columns-repeated="1015"/>
        </table:table-row>
        <table:table-row table:style-name="ro6">
          <table:table-cell office:value-type="string" calcext:value-type="string">
            <text:p>Attaque Phishing</text:p>
          </table:table-cell>
          <table:table-cell office:value-type="string" calcext:value-type="string">
            <text:p>Serveur de base de données, Serveur de sauvegarde, Poste de travail</text:p>
          </table:table-cell>
          <table:table-cell office:value-type="string" calcext:value-type="string">
            <text:p>Trompe les utilisateurs pour qu'ils divulguent des informations sensibles via des faux emails ou sites web, exposant les données jusqu'à ce que des politiques de sécurité des e-mails soient appliquées.</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9]&amp;CHAR(10)&amp;UPPER([.$C$1])&amp;CHAR(10)&amp;[.C9]" office:value-type="string" office:string-value="CIBLE&#10;Serveur de base de données, Serveur de sauvegarde, Poste de travail&#10;EFFET&#10;Trompe les utilisateurs pour qu'ils divulguent des informations sensibles via des faux emails ou sites web, exposant les données jusqu'à ce que des politiques de sécurité des e-mails soient appliquées." calcext:value-type="string">
            <text:p>CIBLE</text:p>
            <text:p>Serveur de base de données, Serveur de sauvegarde, Poste de travail</text:p>
            <text:p>EFFET</text:p>
            <text:p>Trompe les utilisateurs pour qu'ils divulguent des informations sensibles via des faux emails ou sites web, exposant les données jusqu'à ce que des politiques de sécurité des e-mails soient appliquées.</text:p>
          </table:table-cell>
          <table:table-cell table:number-columns-repeated="1015"/>
        </table:table-row>
        <table:table-row table:style-name="ro9">
          <table:table-cell office:value-type="string" calcext:value-type="string">
            <text:p>Attaque Zero Day</text:p>
          </table:table-cell>
          <table:table-cell office:value-type="string" calcext:value-type="string">
            <text:p>Serveur de base de données, Serveur de sauvegarde, Poste de travail</text:p>
          </table:table-cell>
          <table:table-cell office:value-type="string" calcext:value-type="string">
            <text:p>Exploite une vulnérabilité inconnue du fabricant pour compromettre le système, exposant le réseau jusqu'à ce que la mise à jour des logiciels soit effectuée.</text:p>
          </table:table-cell>
          <table:table-cell office:value-type="string" calcext:value-type="string">
            <text:p>Non</text:p>
          </table:table-cell>
          <table:table-cell table:number-columns-repeated="4"/>
          <table:table-cell table:formula="of:=UPPER([.$B$1])&amp;CHAR(10)&amp;[.B10]&amp;CHAR(10)&amp;UPPER([.$C$1])&amp;CHAR(10)&amp;[.C10]" office:value-type="string" office:string-value="CIBLE&#10;Serveur de base de données, Serveur de sauvegarde, Poste de travail&#10;EFFET&#10;Exploite une vulnérabilité inconnue du fabricant pour compromettre le système, exposant le réseau jusqu'à ce que la mise à jour des logiciels soit effectuée." calcext:value-type="string">
            <text:p>CIBLE</text:p>
            <text:p>Serveur de base de données, Serveur de sauvegarde, Poste de travail</text:p>
            <text:p>EFFET</text:p>
            <text:p>Exploite une vulnérabilité inconnue du fabricant pour compromettre le système, exposant le réseau jusqu'à ce que la mise à jour des logiciels soit effectuée.</text:p>
          </table:table-cell>
          <table:table-cell table:number-columns-repeated="1015"/>
        </table:table-row>
        <table:table-row table:style-name="ro10">
          <table:table-cell office:value-type="string" calcext:value-type="string">
            <text:p>Attaque Ransomware</text:p>
          </table:table-cell>
          <table:table-cell office:value-type="string" calcext:value-type="string">
            <text:p>Serveur de base de données, Serveur de sauvegarde, Poste de travail</text:p>
          </table:table-cell>
          <table:table-cell office:value-type="string" calcext:value-type="string">
            <text:p>Chiffre les données du système ciblé et demande une rançon pour les déchiffrer, rendant les données inaccessibles jusqu'à ce que des sauvegardes sécurisées et des mises à jour de sécurité soient appliquées.</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11]&amp;CHAR(10)&amp;UPPER([.$C$1])&amp;CHAR(10)&amp;[.C11]" office:value-type="string" office:string-value="CIBLE&#10;Serveur de base de données, Serveur de sauvegarde, Poste de travail&#10;EFFET&#10;Chiffre les données du système ciblé et demande une rançon pour les déchiffrer, rendant les données inaccessibles jusqu'à ce que des sauvegardes sécurisées et des mises à jour de sécurité soient appliquées." calcext:value-type="string">
            <text:p>CIBLE</text:p>
            <text:p>Serveur de base de données, Serveur de sauvegarde, Poste de travail</text:p>
            <text:p>EFFET</text:p>
            <text:p>Chiffre les données du système ciblé et demande une rançon pour les déchiffrer, rendant les données inaccessibles jusqu'à ce que des sauvegardes sécurisées et des mises à jour de sécurité soient appliquées.</text:p>
          </table:table-cell>
          <table:table-cell table:number-columns-repeated="1015"/>
        </table:table-row>
        <table:table-row table:style-name="ro6">
          <table:table-cell office:value-type="string" calcext:value-type="string">
            <text:p>Attaque XSS (Cross-Site Scripting)</text:p>
          </table:table-cell>
          <table:table-cell office:value-type="string" calcext:value-type="string">
            <text:p>Serveur de base de données, Serveur de sauvegarde, Poste de travail</text:p>
          </table:table-cell>
          <table:table-cell office:value-type="string" calcext:value-type="string">
            <text:p>Injecte du code malveillant dans les pages web vues par d'autres utilisateurs, permettant le vol de cookies et d'informations de session jusqu'à ce qu'un WAF (Web Application Firewall) soit activé.</text:p>
          </table:table-cell>
          <table:table-cell office:value-type="string" calcext:value-type="string">
            <text:p>Non</text:p>
          </table:table-cell>
          <table:table-cell table:number-columns-repeated="4"/>
          <table:table-cell table:formula="of:=UPPER([.$B$1])&amp;CHAR(10)&amp;[.B12]&amp;CHAR(10)&amp;UPPER([.$C$1])&amp;CHAR(10)&amp;[.C12]" office:value-type="string" office:string-value="CIBLE&#10;Serveur de base de données, Serveur de sauvegarde, Poste de travail&#10;EFFET&#10;Injecte du code malveillant dans les pages web vues par d'autres utilisateurs, permettant le vol de cookies et d'informations de session jusqu'à ce qu'un WAF (Web Application Firewall) soit activé." calcext:value-type="string">
            <text:p>CIBLE</text:p>
            <text:p>Serveur de base de données, Serveur de sauvegarde, Poste de travail</text:p>
            <text:p>EFFET</text:p>
            <text:p>Injecte du code malveillant dans les pages web vues par d'autres utilisateurs, permettant le vol de cookies et d'informations de session jusqu'à ce qu'un WAF (Web Application Firewall) soit activé.</text:p>
          </table:table-cell>
          <table:table-cell table:number-columns-repeated="1015"/>
        </table:table-row>
        <table:table-row table:style-name="ro8">
          <table:table-cell office:value-type="string" calcext:value-type="string">
            <text:p>Attaque de Session Hijacking</text:p>
          </table:table-cell>
          <table:table-cell office:value-type="string" calcext:value-type="string">
            <text:p>Serveur de base de données, Serveur de sauvegarde, Poste de travail</text:p>
          </table:table-cell>
          <table:table-cell office:value-type="string" calcext:value-type="string">
            <text:p>S'empare des sessions utilisateur en cours pour accéder à des comptes et des données sensibles jusqu'à ce que des politiques de sécurité des comptes utilisateurs soient renforcées.</text:p>
          </table:table-cell>
          <table:table-cell office:value-type="string" calcext:value-type="string">
            <text:p>Non</text:p>
          </table:table-cell>
          <table:table-cell table:number-columns-repeated="4"/>
          <table:table-cell table:formula="of:=UPPER([.$B$1])&amp;CHAR(10)&amp;[.B13]&amp;CHAR(10)&amp;UPPER([.$C$1])&amp;CHAR(10)&amp;[.C13]" office:value-type="string" office:string-value="CIBLE&#10;Serveur de base de données, Serveur de sauvegarde, Poste de travail&#10;EFFET&#10;S'empare des sessions utilisateur en cours pour accéder à des comptes et des données sensibles jusqu'à ce que des politiques de sécurité des comptes utilisateurs soient renforcées." calcext:value-type="string">
            <text:p>CIBLE</text:p>
            <text:p>Serveur de base de données, Serveur de sauvegarde, Poste de travail</text:p>
            <text:p>EFFET</text:p>
            <text:p>S'empare des sessions utilisateur en cours pour accéder à des comptes et des données sensibles jusqu'à ce que des politiques de sécurité des comptes utilisateurs soient renforcées.</text:p>
          </table:table-cell>
          <table:table-cell table:number-columns-repeated="1015"/>
        </table:table-row>
        <table:table-row table:style-name="ro11">
          <table:table-cell office:value-type="string" calcext:value-type="string">
            <text:p>Attaque par Déni de Service Physique</text:p>
          </table:table-cell>
          <table:table-cell office:value-type="string" calcext:value-type="string">
            <text:p>Serveur de base de données, Serveur de sauvegarde, Poste de travail</text:p>
          </table:table-cell>
          <table:table-cell office:value-type="string" calcext:value-type="string">
            <text:p>Désactive ou sabote physiquement les équipements pour rendre le service indisponible jusqu'à ce que des politiques de sécurité physique soient mises en place.</text:p>
          </table:table-cell>
          <table:table-cell office:value-type="string" calcext:value-type="string">
            <text:p>Non</text:p>
          </table:table-cell>
          <table:table-cell table:number-columns-repeated="4"/>
          <table:table-cell table:formula="of:=UPPER([.$B$1])&amp;CHAR(10)&amp;[.B14]&amp;CHAR(10)&amp;UPPER([.$C$1])&amp;CHAR(10)&amp;[.C14]" office:value-type="string" office:string-value="CIBLE&#10;Serveur de base de données, Serveur de sauvegarde, Poste de travail&#10;EFFET&#10;Désactive ou sabote physiquement les équipements pour rendre le service indisponible jusqu'à ce que des politiques de sécurité physique soient mises en place." calcext:value-type="string">
            <text:p>CIBLE</text:p>
            <text:p>Serveur de base de données, Serveur de sauvegarde, Poste de travail</text:p>
            <text:p>EFFET</text:p>
            <text:p>Désactive ou sabote physiquement les équipements pour rendre le service indisponible jusqu'à ce que des politiques de sécurité physique soient mises en place.</text:p>
          </table:table-cell>
          <table:table-cell table:number-columns-repeated="1015"/>
        </table:table-row>
        <table:table-row table:style-name="ro9">
          <table:table-cell office:value-type="string" calcext:value-type="string">
            <text:p>Attaque par Fragmentation IP</text:p>
          </table:table-cell>
          <table:table-cell office:value-type="string" calcext:value-type="string">
            <text:p>Routeur, Serveur de base de données, Serveur de sauvegarde, Poste de travail</text:p>
          </table:table-cell>
          <table:table-cell office:value-type="string" calcext:value-type="string">
            <text:p>Envoie des paquets IP fragmentés pour contourner les dispositifs de sécurité et provoquer des dysfonctionnements jusqu'à ce que le filtrage des ports soit activé.</text:p>
          </table:table-cell>
          <table:table-cell office:value-type="string" calcext:value-type="string">
            <text:p>Oui</text:p>
          </table:table-cell>
          <table:table-cell office:value-type="float" office:value="4" calcext:value-type="float">
            <text:p>4</text:p>
          </table:table-cell>
          <table:table-cell table:number-columns-repeated="3"/>
          <table:table-cell table:formula="of:=UPPER([.$B$1])&amp;CHAR(10)&amp;[.B15]&amp;CHAR(10)&amp;UPPER([.$C$1])&amp;CHAR(10)&amp;[.C15]" office:value-type="string" office:string-value="CIBLE&#10;Routeur, Serveur de base de données, Serveur de sauvegarde, Poste de travail&#10;EFFET&#10;Envoie des paquets IP fragmentés pour contourner les dispositifs de sécurité et provoquer des dysfonctionnements jusqu'à ce que le filtrage des ports soit activé." calcext:value-type="string">
            <text:p>CIBLE</text:p>
            <text:p>Routeur, Serveur de base de données, Serveur de sauvegarde, Poste de travail</text:p>
            <text:p>EFFET</text:p>
            <text:p>Envoie des paquets IP fragmentés pour contourner les dispositifs de sécurité et provoquer des dysfonctionnements jusqu'à ce que le filtrage des ports soit activé.</text:p>
          </table:table-cell>
          <table:table-cell table:number-columns-repeated="1015"/>
        </table:table-row>
        <table:table-row table:style-name="ro8">
          <table:table-cell office:value-type="string" calcext:value-type="string">
            <text:p>Attaque par Social Engineering</text:p>
          </table:table-cell>
          <table:table-cell office:value-type="string" calcext:value-type="string">
            <text:p>Serveur de base de données, Serveur de sauvegarde, Poste de travail</text:p>
          </table:table-cell>
          <table:table-cell office:value-type="string" calcext:value-type="string">
            <text:p>Manipule les individus pour obtenir des informations confidentielles ou accéder à des systèmes protégés jusqu'à ce que des politiques de formation à la sécurité soient mises en place.</text:p>
          </table:table-cell>
          <table:table-cell office:value-type="string" calcext:value-type="string">
            <text:p>Non</text:p>
          </table:table-cell>
          <table:table-cell table:number-columns-repeated="4"/>
          <table:table-cell table:formula="of:=UPPER([.$B$1])&amp;CHAR(10)&amp;[.B16]&amp;CHAR(10)&amp;UPPER([.$C$1])&amp;CHAR(10)&amp;[.C16]" office:value-type="string" office:string-value="CIBLE&#10;Serveur de base de données, Serveur de sauvegarde, Poste de travail&#10;EFFET&#10;Manipule les individus pour obtenir des informations confidentielles ou accéder à des systèmes protégés jusqu'à ce que des politiques de formation à la sécurité soient mises en place." calcext:value-type="string">
            <text:p>CIBLE</text:p>
            <text:p>Serveur de base de données, Serveur de sauvegarde, Poste de travail</text:p>
            <text:p>EFFET</text:p>
            <text:p>Manipule les individus pour obtenir des informations confidentielles ou accéder à des systèmes protégés jusqu'à ce que des politiques de formation à la sécurité soient mises en place.</text:p>
          </table:table-cell>
          <table:table-cell table:number-columns-repeated="1015"/>
        </table:table-row>
        <table:table-row table:style-name="ro1" table:number-rows-repeated="1048559">
          <table:table-cell table:number-columns-repeated="1024"/>
        </table:table-row>
        <table:table-row table:style-name="ro1">
          <table:table-cell table:number-columns-repeated="1024"/>
        </table:table-row>
      </table:table>
      <table:table table:name="Evenement-Modification"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9" table:default-cell-style-name="ce4"/>
        <table:table-row table:style-name="ro3">
          <table:table-cell table:style-name="ce11" office:value-type="string" calcext:value-type="string">
            <text:p>Nom de la modification</text:p>
          </table:table-cell>
          <table:table-cell table:style-name="ce11" office:value-type="string" calcext:value-type="string">
            <text:p>Matériel possible</text:p>
          </table:table-cell>
          <table:table-cell table:style-name="ce11" office:value-type="string" calcext:value-type="string">
            <text:p>Effet</text:p>
          </table:table-cell>
          <table:table-cell table:style-name="ce11" office:value-type="string" calcext:value-type="string">
            <text:p>Attaque(s) contrée(s)</text:p>
          </table:table-cell>
          <table:table-cell office:value-type="string" calcext:value-type="string">
            <text:p>Retenu</text:p>
          </table:table-cell>
          <table:table-cell office:value-type="string" calcext:value-type="string">
            <text:p>Nb cartes</text:p>
          </table:table-cell>
          <table:table-cell/>
          <table:table-cell office:value-type="string" calcext:value-type="string">
            <text:p>Total</text:p>
          </table:table-cell>
          <table:table-cell table:formula="of:=SUM([.F2:.F32])" office:value-type="float" office:value="45" calcext:value-type="float">
            <text:p>45</text:p>
          </table:table-cell>
          <table:table-cell table:style-name="Default" office:value-type="string" calcext:value-type="string">
            <text:p>Contenu de la carte</text:p>
          </table:table-cell>
        </table:table-row>
        <table:table-row table:style-name="ro9">
          <table:table-cell office:value-type="string" calcext:value-type="string">
            <text:p>Règle de Bannissement IP</text:p>
          </table:table-cell>
          <table:table-cell office:value-type="string" calcext:value-type="string">
            <text:p>Pare-feu, Routeur</text:p>
          </table:table-cell>
          <table:table-cell office:value-type="string" calcext:value-type="string">
            <text:p>Bloque les adresses IP spécifiques pour empêcher les attaques de type DoS et DDoS.</text:p>
          </table:table-cell>
          <table:table-cell office:value-type="string" calcext:value-type="string">
            <text:p>DoS</text:p>
            <text:p>DdoS</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2]&amp;CHAR(10)&amp;UPPER([.$C$1])&amp;CHAR(10)&amp;[.C2]&amp;CHAR(10)&amp;UPPER([.$D$1])&amp;CHAR(10)&amp;[.D2]" office:value-type="string" office:string-value="MATÉRIEL POSSIBLE&#10;Pare-feu, Routeur&#10;EFFET&#10;Bloque les adresses IP spécifiques pour empêcher les attaques de type DoS et DDoS.&#10;ATTAQUE(S) CONTRÉE(S)&#10;DoS&#10;DdoS" calcext:value-type="string">
            <text:p>MATÉRIEL POSSIBLE</text:p>
            <text:p>Pare-feu, Routeur</text:p>
            <text:p>EFFET</text:p>
            <text:p>Bloque les adresses IP spécifiques pour empêcher les attaques de type DoS et DDoS.</text:p>
            <text:p>ATTAQUE(S) CONTRÉE(S)</text:p>
            <text:p>DoS</text:p>
            <text:p>DdoS</text:p>
          </table:table-cell>
        </table:table-row>
        <table:table-row table:style-name="ro12">
          <table:table-cell office:value-type="string" calcext:value-type="string">
            <text:p>Activation du Chiffrement SSL/TLS</text:p>
          </table:table-cell>
          <table:table-cell office:value-type="string" calcext:value-type="string">
            <text:p>Serveur de base de données, Serveur de sauvegarde, Poste de travail</text:p>
          </table:table-cell>
          <table:table-cell office:value-type="string" calcext:value-type="string">
            <text:p>Chiffre les communications pour empêcher les attaques Man-in-the-Middle (MITM).</text:p>
          </table:table-cell>
          <table:table-cell office:value-type="string" calcext:value-type="string">
            <text:p>MITM</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3]&amp;CHAR(10)&amp;UPPER([.$C$1])&amp;CHAR(10)&amp;[.C3]&amp;CHAR(10)&amp;UPPER([.$D$1])&amp;CHAR(10)&amp;[.D3]" office:value-type="string" office:string-value="MATÉRIEL POSSIBLE&#10;Serveur de base de données, Serveur de sauvegarde, Poste de travail&#10;EFFET&#10;Chiffre les communications pour empêcher les attaques Man-in-the-Middle (MITM).&#10;ATTAQUE(S) CONTRÉE(S)&#10;MITM" calcext:value-type="string">
            <text:p>MATÉRIEL POSSIBLE</text:p>
            <text:p>Serveur de base de données, Serveur de sauvegarde, Poste de travail</text:p>
            <text:p>EFFET</text:p>
            <text:p>Chiffre les communications pour empêcher les attaques Man-in-the-Middle (MITM).</text:p>
            <text:p>ATTAQUE(S) CONTRÉE(S)</text:p>
            <text:p>MITM</text:p>
          </table:table-cell>
        </table:table-row>
        <table:table-row table:style-name="ro2">
          <table:table-cell office:value-type="string" calcext:value-type="string">
            <text:p>Filtrage des Paquets ARP</text:p>
          </table:table-cell>
          <table:table-cell office:value-type="string" calcext:value-type="string">
            <text:p>Routeur, IDS/IPS</text:p>
          </table:table-cell>
          <table:table-cell office:value-type="string" calcext:value-type="string">
            <text:p>Détecte et bloque les paquets ARP malveillants pour prévenir les attaques par ARP Poisoning.</text:p>
          </table:table-cell>
          <table:table-cell office:value-type="string" calcext:value-type="string">
            <text:p>ARP Poisoning</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4]&amp;CHAR(10)&amp;UPPER([.$C$1])&amp;CHAR(10)&amp;[.C4]&amp;CHAR(10)&amp;UPPER([.$D$1])&amp;CHAR(10)&amp;[.D4]" office:value-type="string" office:string-value="MATÉRIEL POSSIBLE&#10;Routeur, IDS/IPS&#10;EFFET&#10;Détecte et bloque les paquets ARP malveillants pour prévenir les attaques par ARP Poisoning.&#10;ATTAQUE(S) CONTRÉE(S)&#10;ARP Poisoning" calcext:value-type="string">
            <text:p>MATÉRIEL POSSIBLE</text:p>
            <text:p>Routeur, IDS/IPS</text:p>
            <text:p>EFFET</text:p>
            <text:p>Détecte et bloque les paquets ARP malveillants pour prévenir les attaques par ARP Poisoning.</text:p>
            <text:p>ATTAQUE(S) CONTRÉE(S)</text:p>
            <text:p>ARP Poisoning</text:p>
          </table:table-cell>
        </table:table-row>
        <table:table-row table:style-name="ro12">
          <table:table-cell office:value-type="string" calcext:value-type="string">
            <text:p>Authentification à Deux Facteurs (2FA)</text:p>
          </table:table-cell>
          <table:table-cell office:value-type="string" calcext:value-type="string">
            <text:p>Serveur de base de données, Serveur de sauvegarde, Poste de travail</text:p>
          </table:table-cell>
          <table:table-cell office:value-type="string" calcext:value-type="string">
            <text:p>Renforce la sécurité d'accès pour empêcher les attaques par Brute Force.</text:p>
          </table:table-cell>
          <table:table-cell office:value-type="string" calcext:value-type="string">
            <text:p>Brute Force</text:p>
          </table:table-cell>
          <table:table-cell office:value-type="string" calcext:value-type="string">
            <text:p>Non</text:p>
          </table:table-cell>
          <table:table-cell table:number-columns-repeated="4"/>
          <table:table-cell table:formula="of:==UPPER([.$B$1])&amp;CHAR(10)&amp;[.B5]&amp;CHAR(10)&amp;UPPER([.$C$1])&amp;CHAR(10)&amp;[.C5]&amp;CHAR(10)&amp;UPPER([.$D$1])&amp;CHAR(10)&amp;[.D5]" office:value-type="string" office:string-value="MATÉRIEL POSSIBLE&#10;Serveur de base de données, Serveur de sauvegarde, Poste de travail&#10;EFFET&#10;Renforce la sécurité d'accès pour empêcher les attaques par Brute Force.&#10;ATTAQUE(S) CONTRÉE(S)&#10;Brute Force" calcext:value-type="string">
            <text:p>MATÉRIEL POSSIBLE</text:p>
            <text:p>Serveur de base de données, Serveur de sauvegarde, Poste de travail</text:p>
            <text:p>EFFET</text:p>
            <text:p>Renforce la sécurité d'accès pour empêcher les attaques par Brute Force.</text:p>
            <text:p>ATTAQUE(S) CONTRÉE(S)</text:p>
            <text:p>Brute Force</text:p>
          </table:table-cell>
        </table:table-row>
        <table:table-row table:style-name="ro2">
          <table:table-cell office:value-type="string" calcext:value-type="string">
            <text:p>Règle de Routage Sécurisée</text:p>
          </table:table-cell>
          <table:table-cell office:value-type="string" calcext:value-type="string">
            <text:p>Routeur, Pare-feu</text:p>
          </table:table-cell>
          <table:table-cell office:value-type="string" calcext:value-type="string">
            <text:p>Redirige le trafic de manière sécurisée pour empêcher les attaques de type IP Spoofing.</text:p>
          </table:table-cell>
          <table:table-cell office:value-type="string" calcext:value-type="string">
            <text:p>IP Spoofing</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6]&amp;CHAR(10)&amp;UPPER([.$C$1])&amp;CHAR(10)&amp;[.C6]&amp;CHAR(10)&amp;UPPER([.$D$1])&amp;CHAR(10)&amp;[.D6]" office:value-type="string" office:string-value="MATÉRIEL POSSIBLE&#10;Routeur, Pare-feu&#10;EFFET&#10;Redirige le trafic de manière sécurisée pour empêcher les attaques de type IP Spoofing.&#10;ATTAQUE(S) CONTRÉE(S)&#10;IP Spoofing" calcext:value-type="string">
            <text:p>MATÉRIEL POSSIBLE</text:p>
            <text:p>Routeur, Pare-feu</text:p>
            <text:p>EFFET</text:p>
            <text:p>Redirige le trafic de manière sécurisée pour empêcher les attaques de type IP Spoofing.</text:p>
            <text:p>ATTAQUE(S) CONTRÉE(S)</text:p>
            <text:p>IP Spoofing</text:p>
          </table:table-cell>
        </table:table-row>
        <table:table-row table:style-name="ro12">
          <table:table-cell office:value-type="string" calcext:value-type="string">
            <text:p>Mise à Jour des Logiciels</text:p>
          </table:table-cell>
          <table:table-cell office:value-type="string" calcext:value-type="string">
            <text:p>Serveur de base de données, Serveur de sauvegarde, Poste de travail</text:p>
          </table:table-cell>
          <table:table-cell office:value-type="string" calcext:value-type="string">
            <text:p>Corrige les vulnérabilités pour empêcher les attaques utilisant des exploits connus (ex: SQL Dump).</text:p>
          </table:table-cell>
          <table:table-cell/>
          <table:table-cell office:value-type="string" calcext:value-type="string">
            <text:p>Non</text:p>
          </table:table-cell>
          <table:table-cell table:number-columns-repeated="4"/>
          <table:table-cell table:formula="of:==UPPER([.$B$1])&amp;CHAR(10)&amp;[.B7]&amp;CHAR(10)&amp;UPPER([.$C$1])&amp;CHAR(10)&amp;[.C7]&amp;CHAR(10)&amp;UPPER([.$D$1])&amp;CHAR(10)&amp;[.D7]" office:value-type="string" office:string-value="MATÉRIEL POSSIBLE&#10;Serveur de base de données, Serveur de sauvegarde, Poste de travail&#10;EFFET&#10;Corrige les vulnérabilités pour empêcher les attaques utilisant des exploits connus (ex: SQL Dump).&#10;ATTAQUE(S) CONTRÉE(S)&#10;" calcext:value-type="string">
            <text:p>MATÉRIEL POSSIBLE</text:p>
            <text:p>Serveur de base de données, Serveur de sauvegarde, Poste de travail</text:p>
            <text:p>EFFET</text:p>
            <text:p>Corrige les vulnérabilités pour empêcher les attaques utilisant des exploits connus (ex: SQL Dump).</text:p>
            <text:p>ATTAQUE(S) CONTRÉE(S)</text:p>
            <text:p/>
          </table:table-cell>
        </table:table-row>
        <table:table-row table:style-name="ro2">
          <table:table-cell office:value-type="string" calcext:value-type="string">
            <text:p>Filtrage de Ports</text:p>
          </table:table-cell>
          <table:table-cell office:value-type="string" calcext:value-type="string">
            <text:p>Pare-feu, Routeur</text:p>
          </table:table-cell>
          <table:table-cell office:value-type="string" calcext:value-type="string">
            <text:p>Ferme les ports non utilisés pour réduire la surface d'attaque et prévenir diverses attaques réseau.</text:p>
          </table:table-cell>
          <table:table-cell office:value-type="string" calcext:value-type="string">
            <text:p>Brute Force</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8]&amp;CHAR(10)&amp;UPPER([.$C$1])&amp;CHAR(10)&amp;[.C8]&amp;CHAR(10)&amp;UPPER([.$D$1])&amp;CHAR(10)&amp;[.D8]" office:value-type="string" office:string-value="MATÉRIEL POSSIBLE&#10;Pare-feu, Routeur&#10;EFFET&#10;Ferme les ports non utilisés pour réduire la surface d'attaque et prévenir diverses attaques réseau.&#10;ATTAQUE(S) CONTRÉE(S)&#10;Brute Force" calcext:value-type="string">
            <text:p>MATÉRIEL POSSIBLE</text:p>
            <text:p>Pare-feu, Routeur</text:p>
            <text:p>EFFET</text:p>
            <text:p>Ferme les ports non utilisés pour réduire la surface d'attaque et prévenir diverses attaques réseau.</text:p>
            <text:p>ATTAQUE(S) CONTRÉE(S)</text:p>
            <text:p>Brute Force</text:p>
          </table:table-cell>
        </table:table-row>
        <table:table-row table:style-name="ro6">
          <table:table-cell office:value-type="string" calcext:value-type="string">
            <text:p>Système de Détection d'Intrusion (IDS)</text:p>
          </table:table-cell>
          <table:table-cell office:value-type="string" calcext:value-type="string">
            <text:p>Serveur de base de données, Serveur de sauvegarde, Poste de travail</text:p>
          </table:table-cell>
          <table:table-cell office:value-type="string" calcext:value-type="string">
            <text:p>Surveille et alerte en cas d'activité suspecte, aidant à prévenir les attaques de type Brute Force et DoS.</text:p>
          </table:table-cell>
          <table:table-cell office:value-type="string" calcext:value-type="string">
            <text:p>Brute Force, DoS</text:p>
          </table:table-cell>
          <table:table-cell office:value-type="string" calcext:value-type="string">
            <text:p>Non</text:p>
          </table:table-cell>
          <table:table-cell table:number-columns-repeated="4"/>
          <table:table-cell table:formula="of:==UPPER([.$B$1])&amp;CHAR(10)&amp;[.B9]&amp;CHAR(10)&amp;UPPER([.$C$1])&amp;CHAR(10)&amp;[.C9]&amp;CHAR(10)&amp;UPPER([.$D$1])&amp;CHAR(10)&amp;[.D9]" office:value-type="string" office:string-value="MATÉRIEL POSSIBLE&#10;Serveur de base de données, Serveur de sauvegarde, Poste de travail&#10;EFFET&#10;Surveille et alerte en cas d'activité suspecte, aidant à prévenir les attaques de type Brute Force et DoS.&#10;ATTAQUE(S) CONTRÉE(S)&#10;Brute Force, DoS" calcext:value-type="string">
            <text:p>MATÉRIEL POSSIBLE</text:p>
            <text:p>Serveur de base de données, Serveur de sauvegarde, Poste de travail</text:p>
            <text:p>EFFET</text:p>
            <text:p>Surveille et alerte en cas d'activité suspecte, aidant à prévenir les attaques de type Brute Force et DoS.</text:p>
            <text:p>ATTAQUE(S) CONTRÉE(S)</text:p>
            <text:p>Brute Force, DoS</text:p>
          </table:table-cell>
        </table:table-row>
        <table:table-row table:style-name="ro2">
          <table:table-cell office:value-type="string" calcext:value-type="string">
            <text:p>Isolation du Réseau</text:p>
          </table:table-cell>
          <table:table-cell office:value-type="string" calcext:value-type="string">
            <text:p>Routeur, Proxy</text:p>
          </table:table-cell>
          <table:table-cell office:value-type="string" calcext:value-type="string">
            <text:p>Segmente le réseau pour limiter la propagation des attaques internes (ex: ARP Poisoning).</text:p>
          </table:table-cell>
          <table:table-cell office:value-type="string" calcext:value-type="string">
            <text:p>ARP Poisoning</text:p>
          </table:table-cell>
          <table:table-cell office:value-type="string" calcext:value-type="string">
            <text:p>Non</text:p>
          </table:table-cell>
          <table:table-cell table:number-columns-repeated="4"/>
          <table:table-cell table:formula="of:==UPPER([.$B$1])&amp;CHAR(10)&amp;[.B10]&amp;CHAR(10)&amp;UPPER([.$C$1])&amp;CHAR(10)&amp;[.C10]&amp;CHAR(10)&amp;UPPER([.$D$1])&amp;CHAR(10)&amp;[.D10]" office:value-type="string" office:string-value="MATÉRIEL POSSIBLE&#10;Routeur, Proxy&#10;EFFET&#10;Segmente le réseau pour limiter la propagation des attaques internes (ex: ARP Poisoning).&#10;ATTAQUE(S) CONTRÉE(S)&#10;ARP Poisoning" calcext:value-type="string">
            <text:p>MATÉRIEL POSSIBLE</text:p>
            <text:p>Routeur, Proxy</text:p>
            <text:p>EFFET</text:p>
            <text:p>Segmente le réseau pour limiter la propagation des attaques internes (ex: ARP Poisoning).</text:p>
            <text:p>ATTAQUE(S) CONTRÉE(S)</text:p>
            <text:p>ARP Poisoning</text:p>
          </table:table-cell>
        </table:table-row>
        <table:table-row table:style-name="ro12">
          <table:table-cell office:value-type="string" calcext:value-type="string">
            <text:p>Politiques de Mot de Passe</text:p>
          </table:table-cell>
          <table:table-cell office:value-type="string" calcext:value-type="string">
            <text:p>Serveur de base de données, Serveur de sauvegarde, Poste de travail</text:p>
          </table:table-cell>
          <table:table-cell office:value-type="string" calcext:value-type="string">
            <text:p>Exige des mots de passe complexes pour empêcher les attaques par Brute Force.</text:p>
          </table:table-cell>
          <table:table-cell office:value-type="string" calcext:value-type="string">
            <text:p>Brute Force</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11]&amp;CHAR(10)&amp;UPPER([.$C$1])&amp;CHAR(10)&amp;[.C11]&amp;CHAR(10)&amp;UPPER([.$D$1])&amp;CHAR(10)&amp;[.D11]" office:value-type="string" office:string-value="MATÉRIEL POSSIBLE&#10;Serveur de base de données, Serveur de sauvegarde, Poste de travail&#10;EFFET&#10;Exige des mots de passe complexes pour empêcher les attaques par Brute Force.&#10;ATTAQUE(S) CONTRÉE(S)&#10;Brute Force" calcext:value-type="string">
            <text:p>MATÉRIEL POSSIBLE</text:p>
            <text:p>Serveur de base de données, Serveur de sauvegarde, Poste de travail</text:p>
            <text:p>EFFET</text:p>
            <text:p>Exige des mots de passe complexes pour empêcher les attaques par Brute Force.</text:p>
            <text:p>ATTAQUE(S) CONTRÉE(S)</text:p>
            <text:p>Brute Force</text:p>
          </table:table-cell>
        </table:table-row>
        <table:table-row table:style-name="ro4">
          <table:table-cell office:value-type="string" calcext:value-type="string">
            <text:p>Protocole VPN</text:p>
          </table:table-cell>
          <table:table-cell office:value-type="string" calcext:value-type="string">
            <text:p>Routeur, Pare-feu</text:p>
          </table:table-cell>
          <table:table-cell office:value-type="string" calcext:value-type="string">
            <text:p>Chiffre les connexions réseau pour protéger contre les attaques MITM.</text:p>
          </table:table-cell>
          <table:table-cell office:value-type="string" calcext:value-type="string">
            <text:p>MITM</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12]&amp;CHAR(10)&amp;UPPER([.$C$1])&amp;CHAR(10)&amp;[.C12]&amp;CHAR(10)&amp;UPPER([.$D$1])&amp;CHAR(10)&amp;[.D12]" office:value-type="string" office:string-value="MATÉRIEL POSSIBLE&#10;Routeur, Pare-feu&#10;EFFET&#10;Chiffre les connexions réseau pour protéger contre les attaques MITM.&#10;ATTAQUE(S) CONTRÉE(S)&#10;MITM" calcext:value-type="string">
            <text:p>MATÉRIEL POSSIBLE</text:p>
            <text:p>Routeur, Pare-feu</text:p>
            <text:p>EFFET</text:p>
            <text:p>Chiffre les connexions réseau pour protéger contre les attaques MITM.</text:p>
            <text:p>ATTAQUE(S) CONTRÉE(S)</text:p>
            <text:p>MITM</text:p>
          </table:table-cell>
        </table:table-row>
        <table:table-row table:style-name="ro12">
          <table:table-cell office:value-type="string" calcext:value-type="string">
            <text:p>Liste Blanche IP</text:p>
          </table:table-cell>
          <table:table-cell office:value-type="string" calcext:value-type="string">
            <text:p>Pare-feu, Routeur</text:p>
          </table:table-cell>
          <table:table-cell office:value-type="string" calcext:value-type="string">
            <text:p>Autorise uniquement les adresses IP spécifiques, bloquant les autres pour prévenir les attaques de type IP Spoofing et DoS.</text:p>
          </table:table-cell>
          <table:table-cell office:value-type="string" calcext:value-type="string">
            <text:p>IP Spoofing</text:p>
            <text:p>DoS</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13]&amp;CHAR(10)&amp;UPPER([.$C$1])&amp;CHAR(10)&amp;[.C13]&amp;CHAR(10)&amp;UPPER([.$D$1])&amp;CHAR(10)&amp;[.D13]" office:value-type="string" office:string-value="MATÉRIEL POSSIBLE&#10;Pare-feu, Routeur&#10;EFFET&#10;Autorise uniquement les adresses IP spécifiques, bloquant les autres pour prévenir les attaques de type IP Spoofing et DoS.&#10;ATTAQUE(S) CONTRÉE(S)&#10;IP Spoofing&#10;DoS" calcext:value-type="string">
            <text:p>MATÉRIEL POSSIBLE</text:p>
            <text:p>Pare-feu, Routeur</text:p>
            <text:p>EFFET</text:p>
            <text:p>Autorise uniquement les adresses IP spécifiques, bloquant les autres pour prévenir les attaques de type IP Spoofing et DoS.</text:p>
            <text:p>ATTAQUE(S) CONTRÉE(S)</text:p>
            <text:p>IP Spoofing</text:p>
            <text:p>DoS</text:p>
          </table:table-cell>
        </table:table-row>
        <table:table-row table:style-name="ro6">
          <table:table-cell office:value-type="string" calcext:value-type="string">
            <text:p>Surveillance Active des Logs</text:p>
          </table:table-cell>
          <table:table-cell office:value-type="string" calcext:value-type="string">
            <text:p>Serveur de base de données, Serveur de sauvegarde, Poste de travail</text:p>
          </table:table-cell>
          <table:table-cell office:value-type="string" calcext:value-type="string">
            <text:p>Analyse en continu les journaux pour détecter et répondre rapidement aux activités suspectes.</text:p>
          </table:table-cell>
          <table:table-cell office:value-type="string" calcext:value-type="string">
            <text:p>Attaque par Fragmentation IP</text:p>
            <text:p><text:span text:style-name="T1">Attaque Phishing</text:span></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14]&amp;CHAR(10)&amp;UPPER([.$C$1])&amp;CHAR(10)&amp;[.C14]&amp;CHAR(10)&amp;UPPER([.$D$1])&amp;CHAR(10)&amp;[.D14]" office:value-type="string" office:string-value="MATÉRIEL POSSIBLE&#10;Serveur de base de données, Serveur de sauvegarde, Poste de travail&#10;EFFET&#10;Analyse en continu les journaux pour détecter et répondre rapidement aux activités suspectes.&#10;ATTAQUE(S) CONTRÉE(S)&#10;Attaque par Fragmentation IP&#10;Attaque Phishing" calcext:value-type="string">
            <text:p>MATÉRIEL POSSIBLE</text:p>
            <text:p>Serveur de base de données, Serveur de sauvegarde, Poste de travail</text:p>
            <text:p>EFFET</text:p>
            <text:p>Analyse en continu les journaux pour détecter et répondre rapidement aux activités suspectes.</text:p>
            <text:p>ATTAQUE(S) CONTRÉE(S)</text:p>
            <text:p>Attaque par Fragmentation IP</text:p>
            <text:p>Attaque Phishing</text:p>
          </table:table-cell>
        </table:table-row>
        <table:table-row table:style-name="ro9">
          <table:table-cell office:value-type="string" calcext:value-type="string">
            <text:p>Proxy Inverse</text:p>
          </table:table-cell>
          <table:table-cell office:value-type="string" calcext:value-type="string">
            <text:p>Proxy, Routeur</text:p>
          </table:table-cell>
          <table:table-cell office:value-type="string" calcext:value-type="string">
            <text:p>Cache et protège les serveurs derrière le proxy pour empêcher les attaques directes (ex: DoS, DDoS).</text:p>
          </table:table-cell>
          <table:table-cell office:value-type="string" calcext:value-type="string">
            <text:p>DoS</text:p>
            <text:p>DdoS</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15]&amp;CHAR(10)&amp;UPPER([.$C$1])&amp;CHAR(10)&amp;[.C15]&amp;CHAR(10)&amp;UPPER([.$D$1])&amp;CHAR(10)&amp;[.D15]" office:value-type="string" office:string-value="MATÉRIEL POSSIBLE&#10;Proxy, Routeur&#10;EFFET&#10;Cache et protège les serveurs derrière le proxy pour empêcher les attaques directes (ex: DoS, DDoS).&#10;ATTAQUE(S) CONTRÉE(S)&#10;DoS&#10;DdoS" calcext:value-type="string">
            <text:p>MATÉRIEL POSSIBLE</text:p>
            <text:p>Proxy, Routeur</text:p>
            <text:p>EFFET</text:p>
            <text:p>Cache et protège les serveurs derrière le proxy pour empêcher les attaques directes (ex: DoS, DDoS).</text:p>
            <text:p>ATTAQUE(S) CONTRÉE(S)</text:p>
            <text:p>DoS</text:p>
            <text:p>DdoS</text:p>
          </table:table-cell>
        </table:table-row>
        <table:table-row table:style-name="ro2">
          <table:table-cell office:value-type="string" calcext:value-type="string">
            <text:p>Virtualisation</text:p>
          </table:table-cell>
          <table:table-cell office:value-type="string" calcext:value-type="string">
            <text:p>Serveur de base de données, Serveur de sauvegarde</text:p>
          </table:table-cell>
          <table:table-cell office:value-type="string" calcext:value-type="string">
            <text:p>Crée des environnements isolés pour limiter l'impact des attaques.</text:p>
          </table:table-cell>
          <table:table-cell office:value-type="string" calcext:value-type="string">
            <text:p>Isolation des impacts d'attaques</text:p>
          </table:table-cell>
          <table:table-cell office:value-type="string" calcext:value-type="string">
            <text:p>Non</text:p>
          </table:table-cell>
          <table:table-cell table:number-columns-repeated="4"/>
          <table:table-cell table:formula="of:==UPPER([.$B$1])&amp;CHAR(10)&amp;[.B16]&amp;CHAR(10)&amp;UPPER([.$C$1])&amp;CHAR(10)&amp;[.C16]&amp;CHAR(10)&amp;UPPER([.$D$1])&amp;CHAR(10)&amp;[.D16]" office:value-type="string" office:string-value="MATÉRIEL POSSIBLE&#10;Serveur de base de données, Serveur de sauvegarde&#10;EFFET&#10;Crée des environnements isolés pour limiter l'impact des attaques.&#10;ATTAQUE(S) CONTRÉE(S)&#10;Isolation des impacts d'attaques" calcext:value-type="string">
            <text:p>MATÉRIEL POSSIBLE</text:p>
            <text:p>Serveur de base de données, Serveur de sauvegarde</text:p>
            <text:p>EFFET</text:p>
            <text:p>Crée des environnements isolés pour limiter l'impact des attaques.</text:p>
            <text:p>ATTAQUE(S) CONTRÉE(S)</text:p>
            <text:p>Isolation des impacts d'attaques</text:p>
          </table:table-cell>
        </table:table-row>
        <table:table-row table:style-name="ro12">
          <table:table-cell office:value-type="string" calcext:value-type="string">
            <text:p>Sandboxing</text:p>
          </table:table-cell>
          <table:table-cell office:value-type="string" calcext:value-type="string">
            <text:p>Serveur de base de données, Serveur de sauvegarde, Poste de travail</text:p>
          </table:table-cell>
          <table:table-cell office:value-type="string" calcext:value-type="string">
            <text:p>Exécute les applications dans des environnements isolés pour limiter les impacts des attaques.</text:p>
          </table:table-cell>
          <table:table-cell office:value-type="string" calcext:value-type="string">
            <text:p>Limite les impacts des attaques</text:p>
          </table:table-cell>
          <table:table-cell office:value-type="string" calcext:value-type="string">
            <text:p>Non</text:p>
          </table:table-cell>
          <table:table-cell table:number-columns-repeated="4"/>
          <table:table-cell table:formula="of:==UPPER([.$B$1])&amp;CHAR(10)&amp;[.B17]&amp;CHAR(10)&amp;UPPER([.$C$1])&amp;CHAR(10)&amp;[.C17]&amp;CHAR(10)&amp;UPPER([.$D$1])&amp;CHAR(10)&amp;[.D17]" office:value-type="string" office:string-value="MATÉRIEL POSSIBLE&#10;Serveur de base de données, Serveur de sauvegarde, Poste de travail&#10;EFFET&#10;Exécute les applications dans des environnements isolés pour limiter les impacts des attaques.&#10;ATTAQUE(S) CONTRÉE(S)&#10;Limite les impacts des attaques" calcext:value-type="string">
            <text:p>MATÉRIEL POSSIBLE</text:p>
            <text:p>Serveur de base de données, Serveur de sauvegarde, Poste de travail</text:p>
            <text:p>EFFET</text:p>
            <text:p>Exécute les applications dans des environnements isolés pour limiter les impacts des attaques.</text:p>
            <text:p>ATTAQUE(S) CONTRÉE(S)</text:p>
            <text:p>Limite les impacts des attaques</text:p>
          </table:table-cell>
        </table:table-row>
        <table:table-row table:style-name="ro2">
          <table:table-cell office:value-type="string" calcext:value-type="string">
            <text:p>Surveillance du Trafic Réseau</text:p>
          </table:table-cell>
          <table:table-cell office:value-type="string" calcext:value-type="string">
            <text:p>IDS/IPS, Routeur</text:p>
          </table:table-cell>
          <table:table-cell office:value-type="string" calcext:value-type="string">
            <text:p>Analyse le trafic réseau pour détecter les activités anormales et prévenir les attaques.</text:p>
          </table:table-cell>
          <table:table-cell office:value-type="string" calcext:value-type="string">
            <text:p>Activités anormales</text:p>
          </table:table-cell>
          <table:table-cell office:value-type="string" calcext:value-type="string">
            <text:p>Non</text:p>
          </table:table-cell>
          <table:table-cell table:number-columns-repeated="4"/>
          <table:table-cell table:formula="of:==UPPER([.$B$1])&amp;CHAR(10)&amp;[.B18]&amp;CHAR(10)&amp;UPPER([.$C$1])&amp;CHAR(10)&amp;[.C18]&amp;CHAR(10)&amp;UPPER([.$D$1])&amp;CHAR(10)&amp;[.D18]" office:value-type="string" office:string-value="MATÉRIEL POSSIBLE&#10;IDS/IPS, Routeur&#10;EFFET&#10;Analyse le trafic réseau pour détecter les activités anormales et prévenir les attaques.&#10;ATTAQUE(S) CONTRÉE(S)&#10;Activités anormales" calcext:value-type="string">
            <text:p>MATÉRIEL POSSIBLE</text:p>
            <text:p>IDS/IPS, Routeur</text:p>
            <text:p>EFFET</text:p>
            <text:p>Analyse le trafic réseau pour détecter les activités anormales et prévenir les attaques.</text:p>
            <text:p>ATTAQUE(S) CONTRÉE(S)</text:p>
            <text:p>Activités anormales</text:p>
          </table:table-cell>
        </table:table-row>
        <table:table-row table:style-name="ro6">
          <table:table-cell office:value-type="string" calcext:value-type="string">
            <text:p>Politiques de Sécurité BYOD</text:p>
          </table:table-cell>
          <table:table-cell office:value-type="string" calcext:value-type="string">
            <text:p>Serveur de base de données, Serveur de sauvegarde, Poste de travail</text:p>
          </table:table-cell>
          <table:table-cell office:value-type="string" calcext:value-type="string">
            <text:p>Renforce la sécurité des appareils personnels connectés au réseau pour empêcher les attaques internes.</text:p>
          </table:table-cell>
          <table:table-cell office:value-type="string" calcext:value-type="string">
            <text:p>Attaques internes</text:p>
          </table:table-cell>
          <table:table-cell office:value-type="string" calcext:value-type="string">
            <text:p>Non</text:p>
          </table:table-cell>
          <table:table-cell table:number-columns-repeated="4"/>
          <table:table-cell table:formula="of:==UPPER([.$B$1])&amp;CHAR(10)&amp;[.B19]&amp;CHAR(10)&amp;UPPER([.$C$1])&amp;CHAR(10)&amp;[.C19]&amp;CHAR(10)&amp;UPPER([.$D$1])&amp;CHAR(10)&amp;[.D19]" office:value-type="string" office:string-value="MATÉRIEL POSSIBLE&#10;Serveur de base de données, Serveur de sauvegarde, Poste de travail&#10;EFFET&#10;Renforce la sécurité des appareils personnels connectés au réseau pour empêcher les attaques internes.&#10;ATTAQUE(S) CONTRÉE(S)&#10;Attaques internes" calcext:value-type="string">
            <text:p>MATÉRIEL POSSIBLE</text:p>
            <text:p>Serveur de base de données, Serveur de sauvegarde, Poste de travail</text:p>
            <text:p>EFFET</text:p>
            <text:p>Renforce la sécurité des appareils personnels connectés au réseau pour empêcher les attaques internes.</text:p>
            <text:p>ATTAQUE(S) CONTRÉE(S)</text:p>
            <text:p>Attaques internes</text:p>
          </table:table-cell>
        </table:table-row>
        <table:table-row table:style-name="ro9">
          <table:table-cell office:value-type="string" calcext:value-type="string">
            <text:p>Filtrage Web</text:p>
          </table:table-cell>
          <table:table-cell office:value-type="string" calcext:value-type="string">
            <text:p>Proxy</text:p>
          </table:table-cell>
          <table:table-cell office:value-type="string" calcext:value-type="string">
            <text:p>Bloque les sites web malveillants pour prévenir les attaques par phishing et autres attaques web.</text:p>
          </table:table-cell>
          <table:table-cell office:value-type="string" calcext:value-type="string">
            <text:p>Phishing</text:p>
            <text:p>Attaques web</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20]&amp;CHAR(10)&amp;UPPER([.$C$1])&amp;CHAR(10)&amp;[.C20]&amp;CHAR(10)&amp;UPPER([.$D$1])&amp;CHAR(10)&amp;[.D20]" office:value-type="string" office:string-value="MATÉRIEL POSSIBLE&#10;Proxy&#10;EFFET&#10;Bloque les sites web malveillants pour prévenir les attaques par phishing et autres attaques web.&#10;ATTAQUE(S) CONTRÉE(S)&#10;Phishing&#10;Attaques web" calcext:value-type="string">
            <text:p>MATÉRIEL POSSIBLE</text:p>
            <text:p>Proxy</text:p>
            <text:p>EFFET</text:p>
            <text:p>Bloque les sites web malveillants pour prévenir les attaques par phishing et autres attaques web.</text:p>
            <text:p>ATTAQUE(S) CONTRÉE(S)</text:p>
            <text:p>Phishing</text:p>
            <text:p>Attaques web</text:p>
          </table:table-cell>
        </table:table-row>
        <table:table-row table:style-name="ro6">
          <table:table-cell office:value-type="string" calcext:value-type="string">
            <text:p>Sécurisation des API</text:p>
          </table:table-cell>
          <table:table-cell office:value-type="string" calcext:value-type="string">
            <text:p>Serveur de base de données, Serveur de sauvegarde, Poste de travail</text:p>
          </table:table-cell>
          <table:table-cell office:value-type="string" calcext:value-type="string">
            <text:p>Protège les interfaces de programmation d'applications (API) contre les abus et les accès non autorisés.</text:p>
          </table:table-cell>
          <table:table-cell office:value-type="string" calcext:value-type="string">
            <text:p>Abus et accès non autorisés</text:p>
          </table:table-cell>
          <table:table-cell office:value-type="string" calcext:value-type="string">
            <text:p>Non</text:p>
          </table:table-cell>
          <table:table-cell table:number-columns-repeated="4"/>
          <table:table-cell table:formula="of:==UPPER([.$B$1])&amp;CHAR(10)&amp;[.B21]&amp;CHAR(10)&amp;UPPER([.$C$1])&amp;CHAR(10)&amp;[.C21]&amp;CHAR(10)&amp;UPPER([.$D$1])&amp;CHAR(10)&amp;[.D21]" office:value-type="string" office:string-value="MATÉRIEL POSSIBLE&#10;Serveur de base de données, Serveur de sauvegarde, Poste de travail&#10;EFFET&#10;Protège les interfaces de programmation d'applications (API) contre les abus et les accès non autorisés.&#10;ATTAQUE(S) CONTRÉE(S)&#10;Abus et accès non autorisés" calcext:value-type="string">
            <text:p>MATÉRIEL POSSIBLE</text:p>
            <text:p>Serveur de base de données, Serveur de sauvegarde, Poste de travail</text:p>
            <text:p>EFFET</text:p>
            <text:p>Protège les interfaces de programmation d'applications (API) contre les abus et les accès non autorisés.</text:p>
            <text:p>ATTAQUE(S) CONTRÉE(S)</text:p>
            <text:p>Abus et accès non autorisés</text:p>
          </table:table-cell>
        </table:table-row>
        <table:table-row table:style-name="ro6">
          <table:table-cell office:value-type="string" calcext:value-type="string">
            <text:p>Politiques de Sécurité des E-mails</text:p>
          </table:table-cell>
          <table:table-cell office:value-type="string" calcext:value-type="string">
            <text:p>Serveur de base de données, Serveur de sauvegarde, Poste de travail</text:p>
          </table:table-cell>
          <table:table-cell office:value-type="string" calcext:value-type="string">
            <text:p>Utilise des filtres et des techniques de détection pour bloquer les e-mails malveillants et les tentatives de phishing.</text:p>
          </table:table-cell>
          <table:table-cell office:value-type="string" calcext:value-type="string">
            <text:p>Phishing, E-mails malveillants</text:p>
          </table:table-cell>
          <table:table-cell office:value-type="string" calcext:value-type="string">
            <text:p>Non</text:p>
          </table:table-cell>
          <table:table-cell table:number-columns-repeated="4"/>
          <table:table-cell table:formula="of:==UPPER([.$B$1])&amp;CHAR(10)&amp;[.B22]&amp;CHAR(10)&amp;UPPER([.$C$1])&amp;CHAR(10)&amp;[.C22]&amp;CHAR(10)&amp;UPPER([.$D$1])&amp;CHAR(10)&amp;[.D22]" office:value-type="string" office:string-value="MATÉRIEL POSSIBLE&#10;Serveur de base de données, Serveur de sauvegarde, Poste de travail&#10;EFFET&#10;Utilise des filtres et des techniques de détection pour bloquer les e-mails malveillants et les tentatives de phishing.&#10;ATTAQUE(S) CONTRÉE(S)&#10;Phishing, E-mails malveillants" calcext:value-type="string">
            <text:p>MATÉRIEL POSSIBLE</text:p>
            <text:p>Serveur de base de données, Serveur de sauvegarde, Poste de travail</text:p>
            <text:p>EFFET</text:p>
            <text:p>Utilise des filtres et des techniques de détection pour bloquer les e-mails malveillants et les tentatives de phishing.</text:p>
            <text:p>ATTAQUE(S) CONTRÉE(S)</text:p>
            <text:p>Phishing, E-mails malveillants</text:p>
          </table:table-cell>
        </table:table-row>
        <table:table-row table:style-name="ro9">
          <table:table-cell office:value-type="string" calcext:value-type="string">
            <text:p>Journée Zéro (Zero Trust)</text:p>
          </table:table-cell>
          <table:table-cell office:value-type="string" calcext:value-type="string">
            <text:p>Routeur, Pare-feu</text:p>
          </table:table-cell>
          <table:table-cell office:value-type="string" calcext:value-type="string">
            <text:p>Implémente une approche de sécurité stricte qui ne fait confiance à personne, que ce soit à l'intérieur ou à l'extérieur du réseau.</text:p>
          </table:table-cell>
          <table:table-cell office:value-type="string" calcext:value-type="string">
            <text:p>Approche stricte de sécurité</text:p>
          </table:table-cell>
          <table:table-cell office:value-type="string" calcext:value-type="string">
            <text:p>Non</text:p>
          </table:table-cell>
          <table:table-cell table:number-columns-repeated="4"/>
          <table:table-cell table:formula="of:==UPPER([.$B$1])&amp;CHAR(10)&amp;[.B23]&amp;CHAR(10)&amp;UPPER([.$C$1])&amp;CHAR(10)&amp;[.C23]&amp;CHAR(10)&amp;UPPER([.$D$1])&amp;CHAR(10)&amp;[.D23]" office:value-type="string" office:string-value="MATÉRIEL POSSIBLE&#10;Routeur, Pare-feu&#10;EFFET&#10;Implémente une approche de sécurité stricte qui ne fait confiance à personne, que ce soit à l'intérieur ou à l'extérieur du réseau.&#10;ATTAQUE(S) CONTRÉE(S)&#10;Approche stricte de sécurité" calcext:value-type="string">
            <text:p>MATÉRIEL POSSIBLE</text:p>
            <text:p>Routeur, Pare-feu</text:p>
            <text:p>EFFET</text:p>
            <text:p>Implémente une approche de sécurité stricte qui ne fait confiance à personne, que ce soit à l'intérieur ou à l'extérieur du réseau.</text:p>
            <text:p>ATTAQUE(S) CONTRÉE(S)</text:p>
            <text:p>Approche stricte de sécurité</text:p>
          </table:table-cell>
        </table:table-row>
        <table:table-row table:style-name="ro2">
          <table:table-cell office:value-type="string" calcext:value-type="string">
            <text:p>Chiffrement de la Base de Données</text:p>
          </table:table-cell>
          <table:table-cell office:value-type="string" calcext:value-type="string">
            <text:p>Serveur de base de données</text:p>
          </table:table-cell>
          <table:table-cell office:value-type="string" calcext:value-type="string">
            <text:p>Protège les données sensibles en les chiffrant pour empêcher les accès non autorisés.</text:p>
          </table:table-cell>
          <table:table-cell office:value-type="string" calcext:value-type="string">
            <text:p>Injection SQL</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24]&amp;CHAR(10)&amp;UPPER([.$C$1])&amp;CHAR(10)&amp;[.C24]&amp;CHAR(10)&amp;UPPER([.$D$1])&amp;CHAR(10)&amp;[.D24]" office:value-type="string" office:string-value="MATÉRIEL POSSIBLE&#10;Serveur de base de données&#10;EFFET&#10;Protège les données sensibles en les chiffrant pour empêcher les accès non autorisés.&#10;ATTAQUE(S) CONTRÉE(S)&#10;Injection SQL" calcext:value-type="string">
            <text:p>MATÉRIEL POSSIBLE</text:p>
            <text:p>Serveur de base de données</text:p>
            <text:p>EFFET</text:p>
            <text:p>Protège les données sensibles en les chiffrant pour empêcher les accès non autorisés.</text:p>
            <text:p>ATTAQUE(S) CONTRÉE(S)</text:p>
            <text:p>Injection SQL</text:p>
          </table:table-cell>
        </table:table-row>
        <table:table-row table:style-name="ro9">
          <table:table-cell office:value-type="string" calcext:value-type="string">
            <text:p>Limitation du Taux de Connexion</text:p>
          </table:table-cell>
          <table:table-cell office:value-type="string" calcext:value-type="string">
            <text:p>Routeur, Pare-feu</text:p>
          </table:table-cell>
          <table:table-cell office:value-type="string" calcext:value-type="string">
            <text:p>Limite le nombre de connexions simultanées pour prévenir les attaques de type DoS et DDoS.</text:p>
          </table:table-cell>
          <table:table-cell office:value-type="string" calcext:value-type="string">
            <text:p>DoS</text:p>
            <text:p>DdoS</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25]&amp;CHAR(10)&amp;UPPER([.$C$1])&amp;CHAR(10)&amp;[.C25]&amp;CHAR(10)&amp;UPPER([.$D$1])&amp;CHAR(10)&amp;[.D25]" office:value-type="string" office:string-value="MATÉRIEL POSSIBLE&#10;Routeur, Pare-feu&#10;EFFET&#10;Limite le nombre de connexions simultanées pour prévenir les attaques de type DoS et DDoS.&#10;ATTAQUE(S) CONTRÉE(S)&#10;DoS&#10;DdoS" calcext:value-type="string">
            <text:p>MATÉRIEL POSSIBLE</text:p>
            <text:p>Routeur, Pare-feu</text:p>
            <text:p>EFFET</text:p>
            <text:p>Limite le nombre de connexions simultanées pour prévenir les attaques de type DoS et DDoS.</text:p>
            <text:p>ATTAQUE(S) CONTRÉE(S)</text:p>
            <text:p>DoS</text:p>
            <text:p>DdoS</text:p>
          </table:table-cell>
        </table:table-row>
        <table:table-row table:style-name="ro12">
          <table:table-cell office:value-type="string" calcext:value-type="string">
            <text:p>Sécurité des Applications Web (WAF)</text:p>
          </table:table-cell>
          <table:table-cell office:value-type="string" calcext:value-type="string">
            <text:p>Serveur de base de données, Serveur de sauvegarde, Poste de travail</text:p>
          </table:table-cell>
          <table:table-cell office:value-type="string" calcext:value-type="string">
            <text:p>Protège les applications web contre diverses attaques en filtrant et surveillant le trafic HTTP.</text:p>
          </table:table-cell>
          <table:table-cell office:value-type="string" calcext:value-type="string">
            <text:p>Diverses attaques web</text:p>
          </table:table-cell>
          <table:table-cell office:value-type="string" calcext:value-type="string">
            <text:p>Non</text:p>
          </table:table-cell>
          <table:table-cell table:number-columns-repeated="4"/>
          <table:table-cell table:formula="of:==UPPER([.$B$1])&amp;CHAR(10)&amp;[.B26]&amp;CHAR(10)&amp;UPPER([.$C$1])&amp;CHAR(10)&amp;[.C26]&amp;CHAR(10)&amp;UPPER([.$D$1])&amp;CHAR(10)&amp;[.D26]" office:value-type="string" office:string-value="MATÉRIEL POSSIBLE&#10;Serveur de base de données, Serveur de sauvegarde, Poste de travail&#10;EFFET&#10;Protège les applications web contre diverses attaques en filtrant et surveillant le trafic HTTP.&#10;ATTAQUE(S) CONTRÉE(S)&#10;Diverses attaques web" calcext:value-type="string">
            <text:p>MATÉRIEL POSSIBLE</text:p>
            <text:p>Serveur de base de données, Serveur de sauvegarde, Poste de travail</text:p>
            <text:p>EFFET</text:p>
            <text:p>Protège les applications web contre diverses attaques en filtrant et surveillant le trafic HTTP.</text:p>
            <text:p>ATTAQUE(S) CONTRÉE(S)</text:p>
            <text:p>Diverses attaques web</text:p>
          </table:table-cell>
        </table:table-row>
        <table:table-row table:style-name="ro6">
          <table:table-cell office:value-type="string" calcext:value-type="string">
            <text:p>Politiques de Sécurité des Comptes Utilisateurs</text:p>
          </table:table-cell>
          <table:table-cell office:value-type="string" calcext:value-type="string">
            <text:p>Serveur de base de données, Serveur de sauvegarde, Poste de travail</text:p>
          </table:table-cell>
          <table:table-cell office:value-type="string" calcext:value-type="string">
            <text:p>Met en place des restrictions et des surveillances supplémentaires sur les comptes utilisateurs pour prévenir les abus.</text:p>
          </table:table-cell>
          <table:table-cell office:value-type="string" calcext:value-type="string">
            <text:p>Abus des comptes utilisateurs</text:p>
          </table:table-cell>
          <table:table-cell office:value-type="string" calcext:value-type="string">
            <text:p>Non</text:p>
          </table:table-cell>
          <table:table-cell table:number-columns-repeated="4"/>
          <table:table-cell table:formula="of:==UPPER([.$B$1])&amp;CHAR(10)&amp;[.B27]&amp;CHAR(10)&amp;UPPER([.$C$1])&amp;CHAR(10)&amp;[.C27]&amp;CHAR(10)&amp;UPPER([.$D$1])&amp;CHAR(10)&amp;[.D27]" office:value-type="string" office:string-value="MATÉRIEL POSSIBLE&#10;Serveur de base de données, Serveur de sauvegarde, Poste de travail&#10;EFFET&#10;Met en place des restrictions et des surveillances supplémentaires sur les comptes utilisateurs pour prévenir les abus.&#10;ATTAQUE(S) CONTRÉE(S)&#10;Abus des comptes utilisateurs" calcext:value-type="string">
            <text:p>MATÉRIEL POSSIBLE</text:p>
            <text:p>Serveur de base de données, Serveur de sauvegarde, Poste de travail</text:p>
            <text:p>EFFET</text:p>
            <text:p>Met en place des restrictions et des surveillances supplémentaires sur les comptes utilisateurs pour prévenir les abus.</text:p>
            <text:p>ATTAQUE(S) CONTRÉE(S)</text:p>
            <text:p>Abus des comptes utilisateurs</text:p>
          </table:table-cell>
        </table:table-row>
        <table:table-row table:style-name="ro5">
          <table:table-cell office:value-type="string" calcext:value-type="string">
            <text:p>Notifications d'Alerte</text:p>
          </table:table-cell>
          <table:table-cell office:value-type="string" calcext:value-type="string">
            <text:p>IDS/IPS, Serveur de base de données, Serveur de sauvegarde, Poste de travail</text:p>
          </table:table-cell>
          <table:table-cell office:value-type="string" calcext:value-type="string">
            <text:p>Envoie des alertes instantanées en cas de détection d'activité suspecte.</text:p>
          </table:table-cell>
          <table:table-cell office:value-type="string" calcext:value-type="string">
            <text:p>Activités suspectes</text:p>
          </table:table-cell>
          <table:table-cell office:value-type="string" calcext:value-type="string">
            <text:p>Non</text:p>
          </table:table-cell>
          <table:table-cell table:number-columns-repeated="4"/>
          <table:table-cell table:formula="of:==UPPER([.$B$1])&amp;CHAR(10)&amp;[.B28]&amp;CHAR(10)&amp;UPPER([.$C$1])&amp;CHAR(10)&amp;[.C28]&amp;CHAR(10)&amp;UPPER([.$D$1])&amp;CHAR(10)&amp;[.D28]" office:value-type="string" office:string-value="MATÉRIEL POSSIBLE&#10;IDS/IPS, Serveur de base de données, Serveur de sauvegarde, Poste de travail&#10;EFFET&#10;Envoie des alertes instantanées en cas de détection d'activité suspecte.&#10;ATTAQUE(S) CONTRÉE(S)&#10;Activités suspectes" calcext:value-type="string">
            <text:p>MATÉRIEL POSSIBLE</text:p>
            <text:p>IDS/IPS, Serveur de base de données, Serveur de sauvegarde, Poste de travail</text:p>
            <text:p>EFFET</text:p>
            <text:p>Envoie des alertes instantanées en cas de détection d'activité suspecte.</text:p>
            <text:p>ATTAQUE(S) CONTRÉE(S)</text:p>
            <text:p>Activités suspectes</text:p>
          </table:table-cell>
        </table:table-row>
        <table:table-row table:style-name="ro6">
          <table:table-cell office:value-type="string" calcext:value-type="string">
            <text:p>Sécurisation des Protocoles de Communication</text:p>
          </table:table-cell>
          <table:table-cell office:value-type="string" calcext:value-type="string">
            <text:p>Serveur de base de données, Serveur de sauvegarde, Poste de travail</text:p>
          </table:table-cell>
          <table:table-cell office:value-type="string" calcext:value-type="string">
            <text:p>Protège les protocoles de communication pour prévenir les attaques MITM et IP Spoofing.</text:p>
          </table:table-cell>
          <table:table-cell office:value-type="string" calcext:value-type="string">
            <text:p>MITM</text:p>
            <text:p>IP Spoofing</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29]&amp;CHAR(10)&amp;UPPER([.$C$1])&amp;CHAR(10)&amp;[.C29]&amp;CHAR(10)&amp;UPPER([.$D$1])&amp;CHAR(10)&amp;[.D29]" office:value-type="string" office:string-value="MATÉRIEL POSSIBLE&#10;Serveur de base de données, Serveur de sauvegarde, Poste de travail&#10;EFFET&#10;Protège les protocoles de communication pour prévenir les attaques MITM et IP Spoofing.&#10;ATTAQUE(S) CONTRÉE(S)&#10;MITM&#10;IP Spoofing" calcext:value-type="string">
            <text:p>MATÉRIEL POSSIBLE</text:p>
            <text:p>Serveur de base de données, Serveur de sauvegarde, Poste de travail</text:p>
            <text:p>EFFET</text:p>
            <text:p>Protège les protocoles de communication pour prévenir les attaques MITM et IP Spoofing.</text:p>
            <text:p>ATTAQUE(S) CONTRÉE(S)</text:p>
            <text:p>MITM</text:p>
            <text:p>IP Spoofing</text:p>
          </table:table-cell>
        </table:table-row>
        <table:table-row table:style-name="ro12">
          <table:table-cell office:value-type="string" calcext:value-type="string">
            <text:p>Limitation des Privilèges Utilisateurs</text:p>
          </table:table-cell>
          <table:table-cell office:value-type="string" calcext:value-type="string">
            <text:p>Serveur de base de données, Serveur de sauvegarde, Poste de travail</text:p>
          </table:table-cell>
          <table:table-cell office:value-type="string" calcext:value-type="string">
            <text:p>Restreint les privilèges des utilisateurs pour réduire la portée des attaques internes.</text:p>
          </table:table-cell>
          <table:table-cell office:value-type="string" calcext:value-type="string">
            <text:p>Ransomware</text:p>
          </table:table-cell>
          <table:table-cell office:value-type="string" calcext:value-type="string">
            <text:p>Oui</text:p>
          </table:table-cell>
          <table:table-cell office:value-type="float" office:value="3" calcext:value-type="float">
            <text:p>3</text:p>
          </table:table-cell>
          <table:table-cell table:number-columns-repeated="3"/>
          <table:table-cell table:formula="of:==UPPER([.$B$1])&amp;CHAR(10)&amp;[.B30]&amp;CHAR(10)&amp;UPPER([.$C$1])&amp;CHAR(10)&amp;[.C30]&amp;CHAR(10)&amp;UPPER([.$D$1])&amp;CHAR(10)&amp;[.D30]" office:value-type="string" office:string-value="MATÉRIEL POSSIBLE&#10;Serveur de base de données, Serveur de sauvegarde, Poste de travail&#10;EFFET&#10;Restreint les privilèges des utilisateurs pour réduire la portée des attaques internes.&#10;ATTAQUE(S) CONTRÉE(S)&#10;Ransomware" calcext:value-type="string">
            <text:p>MATÉRIEL POSSIBLE</text:p>
            <text:p>Serveur de base de données, Serveur de sauvegarde, Poste de travail</text:p>
            <text:p>EFFET</text:p>
            <text:p>Restreint les privilèges des utilisateurs pour réduire la portée des attaques internes.</text:p>
            <text:p>ATTAQUE(S) CONTRÉE(S)</text:p>
            <text:p>Ransomware</text:p>
          </table:table-cell>
        </table:table-row>
        <table:table-row table:style-name="ro8">
          <table:table-cell office:value-type="string" calcext:value-type="string">
            <text:p>Politiques de Sécurité Physique</text:p>
          </table:table-cell>
          <table:table-cell office:value-type="string" calcext:value-type="string">
            <text:p>Serveur de base de données, Serveur de sauvegarde, Poste de travail</text:p>
          </table:table-cell>
          <table:table-cell office:value-type="string" calcext:value-type="string">
            <text:p>Assure la sécurité physique des équipements pour prévenir les accès non autorisés et les sabotages.</text:p>
          </table:table-cell>
          <table:table-cell office:value-type="string" calcext:value-type="string">
            <text:p>Accès non autorisés et sabotages</text:p>
          </table:table-cell>
          <table:table-cell office:value-type="string" calcext:value-type="string">
            <text:p>Non</text:p>
          </table:table-cell>
          <table:table-cell table:number-columns-repeated="4"/>
          <table:table-cell table:formula="of:==UPPER([.$B$1])&amp;CHAR(10)&amp;[.B31]&amp;CHAR(10)&amp;UPPER([.$C$1])&amp;CHAR(10)&amp;[.C31]&amp;CHAR(10)&amp;UPPER([.$D$1])&amp;CHAR(10)&amp;[.D31]" office:value-type="string" office:string-value="MATÉRIEL POSSIBLE&#10;Serveur de base de données, Serveur de sauvegarde, Poste de travail&#10;EFFET&#10;Assure la sécurité physique des équipements pour prévenir les accès non autorisés et les sabotages.&#10;ATTAQUE(S) CONTRÉE(S)&#10;Accès non autorisés et sabotages" calcext:value-type="string">
            <text:p>MATÉRIEL POSSIBLE</text:p>
            <text:p>Serveur de base de données, Serveur de sauvegarde, Poste de travail</text:p>
            <text:p>EFFET</text:p>
            <text:p>Assure la sécurité physique des équipements pour prévenir les accès non autorisés et les sabotages.</text:p>
            <text:p>ATTAQUE(S) CONTRÉE(S)</text:p>
            <text:p>Accès non autorisés et sabotages</text:p>
          </table:table-cell>
        </table:table-row>
      </table:table>
      <table:table table:name="Element de sortie" table:style-name="ta1">
        <office:forms form:automatic-focus="false" form:apply-design-mode="false"/>
        <table:table-column table:style-name="co1" table:number-columns-repeated="4" table:default-cell-style-name="Default"/>
        <table:table-column table:style-name="co10" table:default-cell-style-name="Default"/>
        <table:table-column table:style-name="co11" table:default-cell-style-name="Default"/>
        <table:table-row table:style-name="ro1">
          <table:table-cell office:value-type="string" calcext:value-type="string">
            <text:p>Nom</text:p>
          </table:table-cell>
          <table:table-cell office:value-type="string" calcext:value-type="string">
            <text:p>Type OS</text:p>
          </table:table-cell>
          <table:table-cell office:value-type="string" calcext:value-type="string">
            <text:p>Version OS</text:p>
          </table:table-cell>
          <table:table-cell office:value-type="string" calcext:value-type="string">
            <text:p>Protocoles actifs</text:p>
          </table:table-cell>
          <table:table-cell office:value-type="string" calcext:value-type="string">
            <text:p>Ports activés</text:p>
          </table:table-cell>
          <table:table-cell office:value-type="string" calcext:value-type="string">
            <text:p>Contenu de la carte</text:p>
          </table:table-cell>
        </table:table-row>
        <table:table-row table:style-name="ro13">
          <table:table-cell table:style-name="ce2" office:value-type="string" calcext:value-type="string">
            <text:p>Poste de Travail (2)</text:p>
          </table:table-cell>
          <table:table-cell table:style-name="ce2" office:value-type="string" calcext:value-type="string">
            <text:p>Linux</text:p>
          </table:table-cell>
          <table:table-cell table:style-name="ce2" office:value-type="string" calcext:value-type="string">
            <text:p>Ubuntu 18.04</text:p>
          </table:table-cell>
          <table:table-cell table:style-name="ce2" office:value-type="string" calcext:value-type="string">
            <text:p>SSH</text:p>
          </table:table-cell>
          <table:table-cell office:value-type="float" office:value="22" calcext:value-type="float">
            <text:p>22</text:p>
          </table:table-cell>
          <table:table-cell table:style-name="ce4" table:formula="of:=[.$B$1]&amp;&quot; &quot;&amp;[.B2]&amp;&quot; &quot;&amp;[.$C$1]&amp;&quot; &quot;&amp;[.C2]&amp;&quot; &quot;&amp;[.$D$1]&amp;&quot; &quot;&amp;[.D2]&amp;&quot; &quot;&amp;[.$E$1]&amp;&quot; &quot;&amp;[.E2]" office:value-type="string" office:string-value="Type OS Linux Version OS Ubuntu 18.04 Protocoles actifs SSH Ports activés 22" calcext:value-type="string">
            <text:p>Type OS Linux Version OS Ubuntu 18.04 Protocoles actifs SSH Ports activés 22</text:p>
          </table:table-cell>
        </table:table-row>
      </table:table>
      <table:table table:name="Element d'entrée" table:style-name="ta1">
        <office:forms form:automatic-focus="false" form:apply-design-mode="false"/>
        <table:table-column table:style-name="co1" table:number-columns-repeated="9" table:default-cell-style-name="Default"/>
        <table:table-column table:style-name="co12" table:default-cell-style-name="ce4"/>
        <table:table-column table:style-name="co1" table:number-columns-repeated="2" table:default-cell-style-name="Default"/>
        <table:table-row table:style-name="ro1">
          <table:table-cell office:value-type="string" calcext:value-type="string">
            <text:p>Nom</text:p>
          </table:table-cell>
          <table:table-cell office:value-type="string" calcext:value-type="string">
            <text:p>OS</text:p>
          </table:table-cell>
          <table:table-cell office:value-type="string" calcext:value-type="string">
            <text:p>Version OS</text:p>
          </table:table-cell>
          <table:table-cell office:value-type="string" calcext:value-type="string">
            <text:p>Protocoles actifs</text:p>
          </table:table-cell>
          <table:table-cell office:value-type="string" calcext:value-type="string">
            <text:p>Ports activés</text:p>
          </table:table-cell>
          <table:table-cell office:value-type="string" calcext:value-type="string">
            <text:p>Nb cartes </text:p>
          </table:table-cell>
          <table:table-cell/>
          <table:table-cell office:value-type="string" calcext:value-type="string">
            <text:p>Total</text:p>
          </table:table-cell>
          <table:table-cell table:formula="of:=SUM([.F2:.F32])" office:value-type="float" office:value="52" calcext:value-type="float">
            <text:p>52</text:p>
          </table:table-cell>
          <table:table-cell table:style-name="Default" office:value-type="string" calcext:value-type="string">
            <text:p>Contenu de la carte</text:p>
          </table:table-cell>
          <table:table-cell office:value-type="string" calcext:value-type="string">
            <text:p>Contenu 1</text:p>
          </table:table-cell>
          <table:table-cell office:value-type="string" calcext:value-type="string">
            <text:p>Contenu2</text:p>
          </table:table-cell>
        </table:table-row>
        <table:table-row table:style-name="ro9">
          <table:table-cell office:value-type="string" calcext:value-type="string">
            <text:p>Modem</text:p>
          </table:table-cell>
          <table:table-cell office:value-type="string" calcext:value-type="string">
            <text:p>Embedded OS</text:p>
          </table:table-cell>
          <table:table-cell office:value-type="string" calcext:value-type="string">
            <text:p>Firmware 1.0</text:p>
          </table:table-cell>
          <table:table-cell table:number-columns-repeated="2" office:value-type="string" calcext:value-type="string">
            <text:p>N/A</text:p>
          </table:table-cell>
          <table:table-cell office:value-type="float" office:value="2" calcext:value-type="float">
            <text:p>2</text:p>
          </table:table-cell>
          <table:table-cell table:number-columns-repeated="3"/>
          <table:table-cell table:formula="of:=UPPER([.$B$1])&amp;CHAR(10)&amp;[.B2]&amp;CHAR(10)&amp;UPPER([.$C$1])&amp;CHAR(10)&amp;[.C2]&amp;CHAR(10)&amp;UPPER([.$D$1])&amp;CHAR(10)&amp;[.D2]&amp;CHAR(10)&amp;UPPER([.$E$1])&amp;CHAR(10)&amp;[.E2]&amp;UPPER([.$F$1])&amp;CHAR(10)&amp;[.F2]" office:value-type="string" office:string-value="OS&#10;Embedded OS&#10;VERSION OS&#10;Firmware 1.0&#10;PROTOCOLES ACTIFS&#10;N/A&#10;PORTS ACTIVÉS&#10;N/ANB CARTES &#10;2" calcext:value-type="string">
            <text:p>OS</text:p>
            <text:p>Embedded OS</text:p>
            <text:p>VERSION OS</text:p>
            <text:p>Firmware 1.0</text:p>
            <text:p>PROTOCOLES ACTIFS</text:p>
            <text:p>N/A</text:p>
            <text:p>PORTS ACTIVÉS</text:p>
            <text:p>N/ANB CARTES </text:p>
            <text:p>2</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A2]&amp;CHAR(10)&amp;[.B2]&amp;CHAR(10)&amp;[.C2]&amp;CHAR(10)&amp;[.D2]" office:value-type="string" office:string-value="Modem&#10;Embedded OS&#10;Firmware 1.0&#10;N/A" calcext:value-type="string">
            <text:p>Modem</text:p>
            <text:p>Embedded OS</text:p>
            <text:p>Firmware 1.0</text:p>
            <text:p>N/A</text:p>
          </table:table-cell>
        </table:table-row>
        <table:table-row table:style-name="ro9">
          <table:table-cell office:value-type="string" calcext:value-type="string">
            <text:p>Route réseau</text:p>
          </table:table-cell>
          <table:table-cell table:number-columns-repeated="4" office:value-type="string" calcext:value-type="string">
            <text:p>N/A</text:p>
          </table:table-cell>
          <table:table-cell office:value-type="float" office:value="50" calcext:value-type="float">
            <text:p>50</text:p>
          </table:table-cell>
          <table:table-cell table:number-columns-repeated="3"/>
          <table:table-cell table:formula="of:=UPPER([.$B$1])&amp;CHAR(10)&amp;[.B3]&amp;CHAR(10)&amp;UPPER([.$C$1])&amp;CHAR(10)&amp;[.C3]&amp;CHAR(10)&amp;UPPER([.$D$1])&amp;CHAR(10)&amp;[.D3]&amp;CHAR(10)&amp;UPPER([.$E$1])&amp;CHAR(10)&amp;[.E3]&amp;UPPER([.$F$1])&amp;CHAR(10)&amp;[.F3]" office:value-type="string" office:string-value="OS&#10;N/A&#10;VERSION OS&#10;N/A&#10;PROTOCOLES ACTIFS&#10;N/A&#10;PORTS ACTIVÉS&#10;N/ANB CARTES &#10;50" calcext:value-type="string">
            <text:p>OS</text:p>
            <text:p>N/A</text:p>
            <text:p>VERSION OS</text:p>
            <text:p>N/A</text:p>
            <text:p>PROTOCOLES ACTIFS</text:p>
            <text:p>N/A</text:p>
            <text:p>PORTS ACTIVÉS</text:p>
            <text:p>N/ANB CARTES </text:p>
            <text:p>50</text:p>
          </table:table-cell>
          <table:table-cell table:formula="of:=UPPER([.$B$1])&amp;CHAR(10)&amp;UPPER([.$C$1])&amp;CHAR(10)&amp;UPPER([.$D$1])&amp;CHAR(10)&amp;UPPER([.$E$1])" office:value-type="string" office:string-value="OS&#10;VERSION OS&#10;PROTOCOLES ACTIFS&#10;PORTS ACTIVÉS" calcext:value-type="string">
            <text:p>OS</text:p>
            <text:p>VERSION OS</text:p>
            <text:p>PROTOCOLES ACTIFS</text:p>
            <text:p>PORTS ACTIVÉS</text:p>
          </table:table-cell>
          <table:table-cell table:formula="of:=[.A3]&amp;CHAR(10)&amp;[.B3]&amp;CHAR(10)&amp;[.C3]&amp;CHAR(10)&amp;[.D3]" office:value-type="string" office:string-value="Route réseau&#10;N/A&#10;N/A&#10;N/A" calcext:value-type="string">
            <text:p>Route réseau</text:p>
            <text:p>N/A</text:p>
            <text:p>N/A</text:p>
            <text:p>N/A</text:p>
          </table:table-cell>
        </table:table-row>
      </table:table>
      <table:table table:name="Matrice-AttaqueModification" table:style-name="ta1">
        <office:forms form:automatic-focus="false" form:apply-design-mode="false"/>
        <table:table-column table:style-name="co1" table:number-columns-repeated="1024" table:default-cell-style-name="ce4"/>
        <table:table-row table:style-name="ro14">
          <table:table-cell/>
          <table:table-cell table:style-name="ce6" office:value-type="string" calcext:value-type="string">
            <text:p>Attaque DoS</text:p>
          </table:table-cell>
          <table:table-cell table:style-name="ce6" office:value-type="string" calcext:value-type="string">
            <text:p>Attaque DDoS</text:p>
          </table:table-cell>
          <table:table-cell table:style-name="ce6" office:value-type="string" calcext:value-type="string">
            <text:p>Attaque Brute Force</text:p>
          </table:table-cell>
          <table:table-cell table:style-name="ce6" office:value-type="string" calcext:value-type="string">
            <text:p>Attaque Man-in-the-Middle (MITM)</text:p>
          </table:table-cell>
          <table:table-cell table:style-name="ce6" office:value-type="string" calcext:value-type="string">
            <text:p>Injection SQL</text:p>
          </table:table-cell>
          <table:table-cell table:style-name="ce6" office:value-type="string" calcext:value-type="string">
            <text:p>IP Spoofing</text:p>
          </table:table-cell>
          <table:table-cell table:style-name="ce6" office:value-type="string" calcext:value-type="string">
            <text:p>ARP Poisoning</text:p>
          </table:table-cell>
          <table:table-cell table:style-name="ce6" office:value-type="string" calcext:value-type="string">
            <text:p>Attaque Phishing</text:p>
          </table:table-cell>
          <table:table-cell table:style-name="ce6" office:value-type="string" calcext:value-type="string">
            <text:p>Attaque Zero Day</text:p>
          </table:table-cell>
          <table:table-cell table:style-name="ce6" office:value-type="string" calcext:value-type="string">
            <text:p>Attaque Ransomware</text:p>
          </table:table-cell>
          <table:table-cell table:style-name="ce6" office:value-type="string" calcext:value-type="string">
            <text:p>Attaque XSS (Cross-Site Scripting)</text:p>
          </table:table-cell>
          <table:table-cell table:style-name="ce6" office:value-type="string" calcext:value-type="string">
            <text:p>Attaque de Session Hijacking</text:p>
          </table:table-cell>
          <table:table-cell table:style-name="ce6" office:value-type="string" calcext:value-type="string">
            <text:p>Attaque par Déni de Service Physique</text:p>
          </table:table-cell>
          <table:table-cell table:style-name="ce6" office:value-type="string" calcext:value-type="string">
            <text:p>Attaque par Fragmentation IP</text:p>
          </table:table-cell>
          <table:table-cell table:style-name="ce6" office:value-type="string" calcext:value-type="string">
            <text:p>Attaque par Social Engineering</text:p>
          </table:table-cell>
          <table:table-cell table:style-name="ce6" office:value-type="string" calcext:value-type="string">
            <text:p>Attaques internes</text:p>
          </table:table-cell>
          <table:table-cell table:number-columns-repeated="1007"/>
        </table:table-row>
        <table:table-row table:style-name="ro15">
          <table:table-cell table:style-name="ce6" office:value-type="string" calcext:value-type="string">
            <text:p>Règle de Bannissement IP</text:p>
          </table:table-cell>
          <table:table-cell table:number-columns-repeated="2" office:value-type="float" office:value="1" calcext:value-type="float">
            <text:p>1</text:p>
          </table:table-cell>
          <table:table-cell table:number-columns-repeated="13" office:value-type="float" office:value="0" calcext:value-type="float">
            <text:p>0</text:p>
          </table:table-cell>
          <table:table-cell table:number-columns-repeated="1008"/>
        </table:table-row>
        <table:table-row table:style-name="ro14">
          <table:table-cell table:style-name="ce6" office:value-type="string" calcext:value-type="string">
            <text:p>Activation du Chiffrement SSL/TLS</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1008"/>
        </table:table-row>
        <table:table-row table:style-name="ro16">
          <table:table-cell table:style-name="ce6" office:value-type="string" calcext:value-type="string">
            <text:p>Filtrage des Paquets ARP</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1008"/>
        </table:table-row>
        <table:table-row table:style-name="ro14">
          <table:table-cell table:style-name="ce6" office:value-type="string" calcext:value-type="string">
            <text:p>Authentification à Deux Facteurs (2FA)</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1008"/>
        </table:table-row>
        <table:table-row table:style-name="ro15">
          <table:table-cell table:style-name="ce6" office:value-type="string" calcext:value-type="string">
            <text:p>Règle de Routage Sécurisée</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table:number-columns-repeated="1008"/>
        </table:table-row>
        <table:table-row table:style-name="ro16">
          <table:table-cell table:style-name="ce6" office:value-type="string" calcext:value-type="string">
            <text:p>Mise à Jour des Logiciels</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1008"/>
        </table:table-row>
        <table:table-row table:style-name="ro16">
          <table:table-cell table:style-name="ce6" office:value-type="string" calcext:value-type="string">
            <text:p>Filtrage de Ports</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08"/>
        </table:table-row>
        <table:table-row table:style-name="ro14">
          <table:table-cell table:style-name="ce6" office:value-type="string" calcext:value-type="string">
            <text:p>Système de Détection d'Intrusion (ID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1008"/>
        </table:table-row>
        <table:table-row table:style-name="ro16">
          <table:table-cell table:style-name="ce6" office:value-type="string" calcext:value-type="string">
            <text:p>Isolation du Réseau</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1008"/>
        </table:table-row>
        <table:table-row table:style-name="ro16">
          <table:table-cell table:style-name="ce6" office:value-type="string" calcext:value-type="string">
            <text:p>Politiques de Mot de Passe</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1008"/>
        </table:table-row>
        <table:table-row table:style-name="ro16">
          <table:table-cell table:style-name="ce6" office:value-type="string" calcext:value-type="string">
            <text:p>Protocole VPN</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1008"/>
        </table:table-row>
        <table:table-row table:style-name="ro16">
          <table:table-cell table:style-name="ce6" office:value-type="string" calcext:value-type="string">
            <text:p>Liste Blanche IP</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table:number-columns-repeated="1008"/>
        </table:table-row>
        <table:table-row table:style-name="ro15">
          <table:table-cell table:style-name="ce6" office:value-type="string" calcext:value-type="string">
            <text:p>Surveillance Active des Logs</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1008"/>
        </table:table-row>
        <table:table-row table:style-name="ro3">
          <table:table-cell table:style-name="ce6" office:value-type="string" calcext:value-type="string">
            <text:p>Proxy Inverse</text:p>
          </table:table-cell>
          <table:table-cell table:number-columns-repeated="2" office:value-type="float" office:value="1" calcext:value-type="float">
            <text:p>1</text:p>
          </table:table-cell>
          <table:table-cell table:number-columns-repeated="13" office:value-type="float" office:value="0" calcext:value-type="float">
            <text:p>0</text:p>
          </table:table-cell>
          <table:table-cell table:number-columns-repeated="1008"/>
        </table:table-row>
        <table:table-row table:style-name="ro3">
          <table:table-cell table:style-name="ce6" office:value-type="string" calcext:value-type="string">
            <text:p>Virtualisation</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1008"/>
        </table:table-row>
        <table:table-row table:style-name="ro3">
          <table:table-cell table:style-name="ce6" office:value-type="string" calcext:value-type="string">
            <text:p>Sandboxing</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1008"/>
        </table:table-row>
        <table:table-row table:style-name="ro15">
          <table:table-cell table:style-name="ce6" office:value-type="string" calcext:value-type="string">
            <text:p>Surveillance du Trafic Réseau</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08"/>
        </table:table-row>
        <table:table-row table:style-name="ro15">
          <table:table-cell table:style-name="ce6" office:value-type="string" calcext:value-type="string">
            <text:p>Politiques de Sécurité BYOD</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1007"/>
        </table:table-row>
        <table:table-row table:style-name="ro3">
          <table:table-cell table:style-name="ce6" office:value-type="string" calcext:value-type="string">
            <text:p>Filtrage Web</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08"/>
        </table:table-row>
        <table:table-row table:style-name="ro16">
          <table:table-cell table:style-name="ce6" office:value-type="string" calcext:value-type="string">
            <text:p>Sécurisation des API</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08"/>
        </table:table-row>
        <table:table-row table:style-name="ro15">
          <table:table-cell table:style-name="ce6" office:value-type="string" calcext:value-type="string">
            <text:p>Politiques de Sécurité des E-mails</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08"/>
        </table:table-row>
        <table:table-row table:style-name="ro16">
          <table:table-cell table:style-name="ce6" office:value-type="string" calcext:value-type="string">
            <text:p>Journée Zéro (Zero Trust)</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1007"/>
        </table:table-row>
        <table:table-row table:style-name="ro15">
          <table:table-cell table:style-name="ce6" office:value-type="string" calcext:value-type="string">
            <text:p>Chiffrement de la Base de Données</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1008"/>
        </table:table-row>
        <table:table-row table:style-name="ro15">
          <table:table-cell table:style-name="ce6" office:value-type="string" calcext:value-type="string">
            <text:p>Limitation du Taux de Connexion</text:p>
          </table:table-cell>
          <table:table-cell table:number-columns-repeated="2" office:value-type="float" office:value="1" calcext:value-type="float">
            <text:p>1</text:p>
          </table:table-cell>
          <table:table-cell table:number-columns-repeated="13" office:value-type="float" office:value="0" calcext:value-type="float">
            <text:p>0</text:p>
          </table:table-cell>
          <table:table-cell table:number-columns-repeated="1008"/>
        </table:table-row>
        <table:table-row table:style-name="ro15">
          <table:table-cell table:style-name="ce6" office:value-type="string" calcext:value-type="string">
            <text:p>Sécurité des Applications Web (WAF)</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08"/>
        </table:table-row>
        <table:table-row table:style-name="ro14">
          <table:table-cell table:style-name="ce6" office:value-type="string" calcext:value-type="string">
            <text:p>Politiques de Sécurité des Comptes Utilisateurs</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8"/>
        </table:table-row>
        <table:table-row table:style-name="ro16">
          <table:table-cell table:style-name="ce6" office:value-type="string" calcext:value-type="string">
            <text:p>Notifications d'Alert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1008"/>
        </table:table-row>
        <table:table-row table:style-name="ro17">
          <table:table-cell table:style-name="ce6" office:value-type="string" calcext:value-type="string">
            <text:p>Sécurisation des Protocoles de Communication</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table:number-columns-repeated="1008"/>
        </table:table-row>
        <table:table-row table:style-name="ro15">
          <table:table-cell table:style-name="ce6" office:value-type="string" calcext:value-type="string">
            <text:p>Limitation des Privilèges Utilisateurs</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1007"/>
        </table:table-row>
        <table:table-row table:style-name="ro15">
          <table:table-cell table:style-name="ce6" office:value-type="string" calcext:value-type="string">
            <text:p>Politiques de Sécurité Physique</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8"/>
        </table:table-row>
        <table:table-row table:style-name="ro1" table:number-rows-repeated="1048544">
          <table:table-cell table:number-columns-repeated="1024"/>
        </table:table-row>
        <table:table-row table:style-name="ro1">
          <table:table-cell table:number-columns-repeated="1024"/>
        </table:table-row>
      </table:table>
      <table:table table:name="Liste des cartes" table:style-name="ta1">
        <office:forms form:automatic-focus="false" form:apply-design-mode="false"/>
        <table:table-column table:style-name="co5" table:default-cell-style-name="Default"/>
        <table:table-column table:style-name="co1" table:number-columns-repeated="7" table:default-cell-style-name="Default"/>
        <table:table-row table:style-name="ro1">
          <table:table-cell table:style-name="ce2" office:value-type="string" calcext:value-type="string">
            <text:p>Pare-feu</text:p>
          </table:table-cell>
          <table:table-cell table:formula="of:=[.$G$1]&amp;[.A1]&amp;&quot; &quot;&amp;[.$H$1]&amp;[.A1]" office:value-type="string" office:string-value="Peux tu me faire le même travail pour :Pare-feu Pare-feu" calcext:value-type="string">
            <text:p>Peux tu me faire le même travail pour :Pare-feu Pare-feu</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office:value-type="string" calcext:value-type="string">
            <text:p>Peux tu me faire le même travail pour :</text:p>
          </table:table-cell>
          <table:table-cell/>
        </table:table-row>
        <table:table-row table:style-name="ro1">
          <table:table-cell table:style-name="ce2" office:value-type="string" calcext:value-type="string">
            <text:p>Pare-feu</text:p>
          </table:table-cell>
          <table:table-cell table:formula="of:=[.$G$1]&amp;[.A2]&amp;&quot; &quot;&amp;[.$H$1]&amp;[.A2]" office:value-type="string" office:string-value="Peux tu me faire le même travail pour :Pare-feu Pare-feu" calcext:value-type="string">
            <text:p>Peux tu me faire le même travail pour :Pare-feu Pare-feu</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Tunnel VPN</text:p>
          </table:table-cell>
          <table:table-cell table:formula="of:=[.$G$1]&amp;[.A3]&amp;&quot; &quot;&amp;[.$H$1]&amp;[.A3]" office:value-type="string" office:string-value="Peux tu me faire le même travail pour :Tunnel VPN Tunnel VPN" calcext:value-type="string">
            <text:p>Peux tu me faire le même travail pour :Tunnel VPN Tunnel VPN</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Tunnel VPN</text:p>
          </table:table-cell>
          <table:table-cell table:formula="of:=[.$G$1]&amp;[.A4]&amp;&quot; &quot;&amp;[.$H$1]&amp;[.A4]" office:value-type="string" office:string-value="Peux tu me faire le même travail pour :Tunnel VPN Tunnel VPN" calcext:value-type="string">
            <text:p>Peux tu me faire le même travail pour :Tunnel VPN Tunnel VPN</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Routeur</text:p>
          </table:table-cell>
          <table:table-cell table:formula="of:=[.$G$1]&amp;[.A5]&amp;&quot; &quot;&amp;[.$H$1]&amp;[.A5]" office:value-type="string" office:string-value="Peux tu me faire le même travail pour :Routeur Routeur" calcext:value-type="string">
            <text:p>Peux tu me faire le même travail pour :Routeur Routeur</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Routeur</text:p>
          </table:table-cell>
          <table:table-cell table:formula="of:=[.$G$1]&amp;[.A6]&amp;&quot; &quot;&amp;[.$H$1]&amp;[.A6]" office:value-type="string" office:string-value="Peux tu me faire le même travail pour :Routeur Routeur" calcext:value-type="string">
            <text:p>Peux tu me faire le même travail pour :Routeur Routeur</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Hub</text:p>
          </table:table-cell>
          <table:table-cell table:formula="of:=[.$G$1]&amp;[.A7]&amp;&quot; &quot;&amp;[.$H$1]&amp;[.A7]" office:value-type="string" office:string-value="Peux tu me faire le même travail pour :Hub Hub" calcext:value-type="string">
            <text:p>Peux tu me faire le même travail pour :Hub Hub</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Hub</text:p>
          </table:table-cell>
          <table:table-cell table:formula="of:=[.$G$1]&amp;[.A8]&amp;&quot; &quot;&amp;[.$H$1]&amp;[.A8]" office:value-type="string" office:string-value="Peux tu me faire le même travail pour :Hub Hub" calcext:value-type="string">
            <text:p>Peux tu me faire le même travail pour :Hub Hub</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office:value-type="string" calcext:value-type="string">
            <text:p>Taille du jeu</text:p>
          </table:table-cell>
          <table:table-cell table:formula="of:=SUM([$'Element d''entrée'.I1];[$'Evenement-Modification'.I1];[$'Evenement-Attaque'.H1];[$'Element de construction-sortie'.J1])" office:value-type="float" office:value="179" calcext:value-type="float">
            <text:p>179</text:p>
          </table:table-cell>
        </table:table-row>
        <table:table-row table:style-name="ro1">
          <table:table-cell table:style-name="ce2" office:value-type="string" calcext:value-type="string">
            <text:p>Proxy</text:p>
          </table:table-cell>
          <table:table-cell table:formula="of:=[.$G$1]&amp;[.A9]&amp;&quot; &quot;&amp;[.$H$1]&amp;[.A9]" office:value-type="string" office:string-value="Peux tu me faire le même travail pour :Proxy Proxy" calcext:value-type="string">
            <text:p>Peux tu me faire le même travail pour :Proxy Proxy</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Proxy</text:p>
          </table:table-cell>
          <table:table-cell table:formula="of:=[.$G$1]&amp;[.A10]&amp;&quot; &quot;&amp;[.$H$1]&amp;[.A10]" office:value-type="string" office:string-value="Peux tu me faire le même travail pour :Proxy Proxy" calcext:value-type="string">
            <text:p>Peux tu me faire le même travail pour :Proxy Proxy</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IDS/IPS</text:p>
          </table:table-cell>
          <table:table-cell table:formula="of:=[.$G$1]&amp;[.A11]&amp;&quot; &quot;&amp;[.$H$1]&amp;[.A11]" office:value-type="string" office:string-value="Peux tu me faire le même travail pour :IDS/IPS IDS/IPS" calcext:value-type="string">
            <text:p>Peux tu me faire le même travail pour :IDS/IPS IDS/IP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IDS/IPS</text:p>
          </table:table-cell>
          <table:table-cell table:formula="of:=[.$G$1]&amp;[.A12]&amp;&quot; &quot;&amp;[.$H$1]&amp;[.A12]" office:value-type="string" office:string-value="Peux tu me faire le même travail pour :IDS/IPS IDS/IPS" calcext:value-type="string">
            <text:p>Peux tu me faire le même travail pour :IDS/IPS IDS/IP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Serveur de Base de Données</text:p>
          </table:table-cell>
          <table:table-cell table:formula="of:=[.$G$1]&amp;[.A13]&amp;&quot; &quot;&amp;[.$H$1]&amp;[.A13]" office:value-type="string" office:string-value="Peux tu me faire le même travail pour :Serveur de Base de Données Serveur de Base de Données" calcext:value-type="string">
            <text:p>Peux tu me faire le même travail pour :Serveur de Base de Données Serveur de Base de Donnée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Serveur de Base de Données</text:p>
          </table:table-cell>
          <table:table-cell table:formula="of:=[.$G$1]&amp;[.A14]&amp;&quot; &quot;&amp;[.$H$1]&amp;[.A14]" office:value-type="string" office:string-value="Peux tu me faire le même travail pour :Serveur de Base de Données Serveur de Base de Données" calcext:value-type="string">
            <text:p>Peux tu me faire le même travail pour :Serveur de Base de Données Serveur de Base de Donnée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Serveur de Sauvegarde des Données</text:p>
          </table:table-cell>
          <table:table-cell table:formula="of:=[.$G$1]&amp;[.A15]&amp;&quot; &quot;&amp;[.$H$1]&amp;[.A15]" office:value-type="string" office:string-value="Peux tu me faire le même travail pour :Serveur de Sauvegarde des Données Serveur de Sauvegarde des Données" calcext:value-type="string">
            <text:p>Peux tu me faire le même travail pour :Serveur de Sauvegarde des Données Serveur de Sauvegarde des Donnée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Serveur de Sauvegarde des Données</text:p>
          </table:table-cell>
          <table:table-cell table:formula="of:=[.$G$1]&amp;[.A16]&amp;&quot; &quot;&amp;[.$H$1]&amp;[.A16]" office:value-type="string" office:string-value="Peux tu me faire le même travail pour :Serveur de Sauvegarde des Données Serveur de Sauvegarde des Données" calcext:value-type="string">
            <text:p>Peux tu me faire le même travail pour :Serveur de Sauvegarde des Données Serveur de Sauvegarde des Donnée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Poste de Travail</text:p>
          </table:table-cell>
          <table:table-cell table:formula="of:=[.$G$1]&amp;[.A17]&amp;&quot; &quot;&amp;[.$H$1]&amp;[.A17]" office:value-type="string" office:string-value="Peux tu me faire le même travail pour :Poste de Travail Poste de Travail" calcext:value-type="string">
            <text:p>Peux tu me faire le même travail pour :Poste de Travail Poste de Travail</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table:style-name="ce2" office:value-type="string" calcext:value-type="string">
            <text:p>Poste de Travail</text:p>
          </table:table-cell>
          <table:table-cell table:formula="of:=[.$G$1]&amp;[.A18]&amp;&quot; &quot;&amp;[.$H$1]&amp;[.A18]" office:value-type="string" office:string-value="Peux tu me faire le même travail pour :Poste de Travail Poste de Travail" calcext:value-type="string">
            <text:p>Peux tu me faire le même travail pour :Poste de Travail Poste de Travail</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DoS</text:p>
          </table:table-cell>
          <table:table-cell table:formula="of:=[.$G$1]&amp;[.A19]" office:value-type="string" office:string-value="Peux tu me faire le même travail pour :Attaque DoS" calcext:value-type="string">
            <text:p>Peux tu me faire le même travail pour :Attaque Do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DDoS</text:p>
          </table:table-cell>
          <table:table-cell table:formula="of:=[.$G$1]&amp;[.A20]" office:value-type="string" office:string-value="Peux tu me faire le même travail pour :Attaque DDoS" calcext:value-type="string">
            <text:p>Peux tu me faire le même travail pour :Attaque DDo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Brute Force</text:p>
          </table:table-cell>
          <table:table-cell table:formula="of:=[.$G$1]&amp;[.A21]" office:value-type="string" office:string-value="Peux tu me faire le même travail pour :Attaque Brute Force" calcext:value-type="string">
            <text:p>Peux tu me faire le même travail pour :Attaque Brute Force</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Man-in-the-Middle (MITM)</text:p>
          </table:table-cell>
          <table:table-cell table:formula="of:=[.$G$1]&amp;[.A22]" office:value-type="string" office:string-value="Peux tu me faire le même travail pour :Attaque Man-in-the-Middle (MITM)" calcext:value-type="string">
            <text:p>Peux tu me faire le même travail pour :Attaque Man-in-the-Middle (MITM)</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Injection SQL</text:p>
          </table:table-cell>
          <table:table-cell table:formula="of:=[.$G$1]&amp;[.A23]" office:value-type="string" office:string-value="Peux tu me faire le même travail pour :Injection SQL" calcext:value-type="string">
            <text:p>Peux tu me faire le même travail pour :Injection SQL</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IP Spoofing</text:p>
          </table:table-cell>
          <table:table-cell table:formula="of:=[.$G$1]&amp;[.A24]" office:value-type="string" office:string-value="Peux tu me faire le même travail pour :IP Spoofing" calcext:value-type="string">
            <text:p>Peux tu me faire le même travail pour :IP Spoofing</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RP Poisoning</text:p>
          </table:table-cell>
          <table:table-cell table:formula="of:=[.$G$1]&amp;[.A25]" office:value-type="string" office:string-value="Peux tu me faire le même travail pour :ARP Poisoning" calcext:value-type="string">
            <text:p>Peux tu me faire le même travail pour :ARP Poisoning</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Phishing</text:p>
          </table:table-cell>
          <table:table-cell table:formula="of:=[.$G$1]&amp;[.A26]" office:value-type="string" office:string-value="Peux tu me faire le même travail pour :Attaque Phishing" calcext:value-type="string">
            <text:p>Peux tu me faire le même travail pour :Attaque Phishing</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Zero Day</text:p>
          </table:table-cell>
          <table:table-cell table:formula="of:=[.$G$1]&amp;[.A27]" office:value-type="string" office:string-value="Peux tu me faire le même travail pour :Attaque Zero Day" calcext:value-type="string">
            <text:p>Peux tu me faire le même travail pour :Attaque Zero Day</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Ransomware</text:p>
          </table:table-cell>
          <table:table-cell table:formula="of:=[.$G$1]&amp;[.A28]" office:value-type="string" office:string-value="Peux tu me faire le même travail pour :Attaque Ransomware" calcext:value-type="string">
            <text:p>Peux tu me faire le même travail pour :Attaque Ransomware</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XSS (Cross-Site Scripting)</text:p>
          </table:table-cell>
          <table:table-cell table:formula="of:=[.$G$1]&amp;[.A29]" office:value-type="string" office:string-value="Peux tu me faire le même travail pour :Attaque XSS (Cross-Site Scripting)" calcext:value-type="string">
            <text:p>Peux tu me faire le même travail pour :Attaque XSS (Cross-Site Scripting)</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de Session Hijacking</text:p>
          </table:table-cell>
          <table:table-cell table:formula="of:=[.$G$1]&amp;[.A30]" office:value-type="string" office:string-value="Peux tu me faire le même travail pour :Attaque de Session Hijacking" calcext:value-type="string">
            <text:p>Peux tu me faire le même travail pour :Attaque de Session Hijacking</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par Déni de Service Physique</text:p>
          </table:table-cell>
          <table:table-cell table:formula="of:=[.$G$1]&amp;[.A31]" office:value-type="string" office:string-value="Peux tu me faire le même travail pour :Attaque par Déni de Service Physique" calcext:value-type="string">
            <text:p>Peux tu me faire le même travail pour :Attaque par Déni de Service Physique</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par Fragmentation IP</text:p>
          </table:table-cell>
          <table:table-cell table:formula="of:=[.$G$1]&amp;[.A32]" office:value-type="string" office:string-value="Peux tu me faire le même travail pour :Attaque par Fragmentation IP" calcext:value-type="string">
            <text:p>Peux tu me faire le même travail pour :Attaque par Fragmentation IP</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ttaque par Social Engineering</text:p>
          </table:table-cell>
          <table:table-cell table:formula="of:=[.$G$1]&amp;[.A33]" office:value-type="string" office:string-value="Peux tu me faire le même travail pour :Attaque par Social Engineering" calcext:value-type="string">
            <text:p>Peux tu me faire le même travail pour :Attaque par Social Engineering</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Règle de Bannissement IP</text:p>
          </table:table-cell>
          <table:table-cell table:formula="of:=[.$G$1]&amp;[.A34]" office:value-type="string" office:string-value="Peux tu me faire le même travail pour :Règle de Bannissement IP" calcext:value-type="string">
            <text:p>Peux tu me faire le même travail pour :Règle de Bannissement IP</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ctivation du Chiffrement SSL/TLS</text:p>
          </table:table-cell>
          <table:table-cell table:formula="of:=[.$G$1]&amp;[.A35]" office:value-type="string" office:string-value="Peux tu me faire le même travail pour :Activation du Chiffrement SSL/TLS" calcext:value-type="string">
            <text:p>Peux tu me faire le même travail pour :Activation du Chiffrement SSL/TL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Filtrage des Paquets ARP</text:p>
          </table:table-cell>
          <table:table-cell table:formula="of:=[.$G$1]&amp;[.A36]" office:value-type="string" office:string-value="Peux tu me faire le même travail pour :Filtrage des Paquets ARP" calcext:value-type="string">
            <text:p>Peux tu me faire le même travail pour :Filtrage des Paquets ARP</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Authentification à Deux Facteurs (2FA)</text:p>
          </table:table-cell>
          <table:table-cell table:formula="of:=[.$G$1]&amp;[.A37]" office:value-type="string" office:string-value="Peux tu me faire le même travail pour :Authentification à Deux Facteurs (2FA)" calcext:value-type="string">
            <text:p>Peux tu me faire le même travail pour :Authentification à Deux Facteurs (2FA)</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Règle de Routage Sécurisée</text:p>
          </table:table-cell>
          <table:table-cell table:formula="of:=[.$G$1]&amp;[.A38]" office:value-type="string" office:string-value="Peux tu me faire le même travail pour :Règle de Routage Sécurisée" calcext:value-type="string">
            <text:p>Peux tu me faire le même travail pour :Règle de Routage Sécurisée</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Mise à Jour des Logiciels</text:p>
          </table:table-cell>
          <table:table-cell table:formula="of:=[.$G$1]&amp;[.A39]" office:value-type="string" office:string-value="Peux tu me faire le même travail pour :Mise à Jour des Logiciels" calcext:value-type="string">
            <text:p>Peux tu me faire le même travail pour :Mise à Jour des Logiciel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Filtrage de Ports</text:p>
          </table:table-cell>
          <table:table-cell table:formula="of:=[.$G$1]&amp;[.A40]" office:value-type="string" office:string-value="Peux tu me faire le même travail pour :Filtrage de Ports" calcext:value-type="string">
            <text:p>Peux tu me faire le même travail pour :Filtrage de Port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ystème de Détection d'Intrusion (IDS)</text:p>
          </table:table-cell>
          <table:table-cell table:formula="of:=[.$G$1]&amp;[.A41]" office:value-type="string" office:string-value="Peux tu me faire le même travail pour :Système de Détection d'Intrusion (IDS)" calcext:value-type="string">
            <text:p>Peux tu me faire le même travail pour :Système de Détection d'Intrusion (IDS)</text:p>
          </table:table-cell>
          <table:table-cell office:value-type="string" calcext:value-type="string">
            <text:p>Ok</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Isolation du Réseau</text:p>
          </table:table-cell>
          <table:table-cell table:formula="of:=[.$G$1]&amp;[.A42]" office:value-type="string" office:string-value="Peux tu me faire le même travail pour :Isolation du Réseau" calcext:value-type="string">
            <text:p>Peux tu me faire le même travail pour :Isolation du Réseau</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olitiques de Mot de Passe</text:p>
          </table:table-cell>
          <table:table-cell table:formula="of:=[.$G$1]&amp;[.A43]" office:value-type="string" office:string-value="Peux tu me faire le même travail pour :Politiques de Mot de Passe" calcext:value-type="string">
            <text:p>Peux tu me faire le même travail pour :Politiques de Mot de Passe</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rotocole VPN</text:p>
          </table:table-cell>
          <table:table-cell table:formula="of:=[.$G$1]&amp;[.A44]" office:value-type="string" office:string-value="Peux tu me faire le même travail pour :Protocole VPN" calcext:value-type="string">
            <text:p>Peux tu me faire le même travail pour :Protocole VPN</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Liste Blanche IP</text:p>
          </table:table-cell>
          <table:table-cell table:formula="of:=[.$G$1]&amp;[.A45]" office:value-type="string" office:string-value="Peux tu me faire le même travail pour :Liste Blanche IP" calcext:value-type="string">
            <text:p>Peux tu me faire le même travail pour :Liste Blanche IP</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urveillance Active des Logs</text:p>
          </table:table-cell>
          <table:table-cell table:formula="of:=[.$G$1]&amp;[.A46]" office:value-type="string" office:string-value="Peux tu me faire le même travail pour :Surveillance Active des Logs" calcext:value-type="string">
            <text:p>Peux tu me faire le même travail pour :Surveillance Active des Logs</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roxy Inverse</text:p>
          </table:table-cell>
          <table:table-cell table:formula="of:=[.$G$1]&amp;[.A47]" office:value-type="string" office:string-value="Peux tu me faire le même travail pour :Proxy Inverse" calcext:value-type="string">
            <text:p>Peux tu me faire le même travail pour :Proxy Inverse</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Virtualisation</text:p>
          </table:table-cell>
          <table:table-cell table:formula="of:=[.$G$1]&amp;[.A48]" office:value-type="string" office:string-value="Peux tu me faire le même travail pour :Virtualisation" calcext:value-type="string">
            <text:p>Peux tu me faire le même travail pour :Virtualisation</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andboxing</text:p>
          </table:table-cell>
          <table:table-cell table:formula="of:=[.$G$1]&amp;[.A49]" office:value-type="string" office:string-value="Peux tu me faire le même travail pour :Sandboxing" calcext:value-type="string">
            <text:p>Peux tu me faire le même travail pour :Sandboxing</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urveillance du Trafic Réseau</text:p>
          </table:table-cell>
          <table:table-cell table:formula="of:=[.$G$1]&amp;[.A50]" office:value-type="string" office:string-value="Peux tu me faire le même travail pour :Surveillance du Trafic Réseau" calcext:value-type="string">
            <text:p>Peux tu me faire le même travail pour :Surveillance du Trafic Réseau</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olitiques de Sécurité BYOD</text:p>
          </table:table-cell>
          <table:table-cell table:formula="of:=[.$G$1]&amp;[.A51]" office:value-type="string" office:string-value="Peux tu me faire le même travail pour :Politiques de Sécurité BYOD" calcext:value-type="string">
            <text:p>Peux tu me faire le même travail pour :Politiques de Sécurité BYOD</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Filtrage Web</text:p>
          </table:table-cell>
          <table:table-cell table:formula="of:=[.$G$1]&amp;[.A52]" office:value-type="string" office:string-value="Peux tu me faire le même travail pour :Filtrage Web" calcext:value-type="string">
            <text:p>Peux tu me faire le même travail pour :Filtrage Web</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écurisation des API</text:p>
          </table:table-cell>
          <table:table-cell table:formula="of:=[.$G$1]&amp;[.A53]" office:value-type="string" office:string-value="Peux tu me faire le même travail pour :Sécurisation des API" calcext:value-type="string">
            <text:p>Peux tu me faire le même travail pour :Sécurisation des API</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olitiques de Sécurité des E-mails</text:p>
          </table:table-cell>
          <table:table-cell table:formula="of:=[.$G$1]&amp;[.A54]" office:value-type="string" office:string-value="Peux tu me faire le même travail pour :Politiques de Sécurité des E-mails" calcext:value-type="string">
            <text:p>Peux tu me faire le même travail pour :Politiques de Sécurité des E-mails</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Journée Zéro (Zero Trust)</text:p>
          </table:table-cell>
          <table:table-cell table:formula="of:=[.$G$1]&amp;[.A55]" office:value-type="string" office:string-value="Peux tu me faire le même travail pour :Journée Zéro (Zero Trust)" calcext:value-type="string">
            <text:p>Peux tu me faire le même travail pour :Journée Zéro (Zero Trust)</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Chiffrement de la Base de Données</text:p>
          </table:table-cell>
          <table:table-cell table:formula="of:=[.$G$1]&amp;[.A56]" office:value-type="string" office:string-value="Peux tu me faire le même travail pour :Chiffrement de la Base de Données" calcext:value-type="string">
            <text:p>Peux tu me faire le même travail pour :Chiffrement de la Base de Données</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Limitation du Taux de Connexion</text:p>
          </table:table-cell>
          <table:table-cell table:formula="of:=[.$G$1]&amp;[.A57]" office:value-type="string" office:string-value="Peux tu me faire le même travail pour :Limitation du Taux de Connexion" calcext:value-type="string">
            <text:p>Peux tu me faire le même travail pour :Limitation du Taux de Connexion</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écurité des Applications Web (WAF)</text:p>
          </table:table-cell>
          <table:table-cell table:formula="of:=[.$G$1]&amp;[.A58]" office:value-type="string" office:string-value="Peux tu me faire le même travail pour :Sécurité des Applications Web (WAF)" calcext:value-type="string">
            <text:p>Peux tu me faire le même travail pour :Sécurité des Applications Web (WAF)</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olitiques de Sécurité des Comptes Utilisateurs</text:p>
          </table:table-cell>
          <table:table-cell table:formula="of:=[.$G$1]&amp;[.A59]" office:value-type="string" office:string-value="Peux tu me faire le même travail pour :Politiques de Sécurité des Comptes Utilisateurs" calcext:value-type="string">
            <text:p>Peux tu me faire le même travail pour :Politiques de Sécurité des Comptes Utilisateurs</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Notifications d'Alerte</text:p>
          </table:table-cell>
          <table:table-cell table:formula="of:=[.$G$1]&amp;[.A60]" office:value-type="string" office:string-value="Peux tu me faire le même travail pour :Notifications d'Alerte" calcext:value-type="string">
            <text:p>Peux tu me faire le même travail pour :Notifications d'Alerte</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Sécurisation des Protocoles de Communication</text:p>
          </table:table-cell>
          <table:table-cell table:formula="of:=[.$G$1]&amp;[.A61]" office:value-type="string" office:string-value="Peux tu me faire le même travail pour :Sécurisation des Protocoles de Communication" calcext:value-type="string">
            <text:p>Peux tu me faire le même travail pour :Sécurisation des Protocoles de Communication</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Limitation des Privilèges Utilisateurs</text:p>
          </table:table-cell>
          <table:table-cell table:formula="of:=[.$G$1]&amp;[.A62]" office:value-type="string" office:string-value="Peux tu me faire le même travail pour :Limitation des Privilèges Utilisateurs" calcext:value-type="string">
            <text:p>Peux tu me faire le même travail pour :Limitation des Privilèges Utilisateurs</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Politiques de Sécurité Physique</text:p>
          </table:table-cell>
          <table:table-cell table:formula="of:=[.$G$1]&amp;[.A63]" office:value-type="string" office:string-value="Peux tu me faire le même travail pour :Politiques de Sécurité Physique" calcext:value-type="string">
            <text:p>Peux tu me faire le même travail pour :Politiques de Sécurité Physique</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Modem</text:p>
          </table:table-cell>
          <table:table-cell table:formula="of:=[.$G$1]&amp;[.A64]" office:value-type="string" office:string-value="Peux tu me faire le même travail pour :Modem" calcext:value-type="string">
            <text:p>Peux tu me faire le même travail pour :Modem</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row table:style-name="ro1">
          <table:table-cell office:value-type="string" calcext:value-type="string">
            <text:p>Route réseau</text:p>
          </table:table-cell>
          <table:table-cell table:formula="of:=[.$G$1]&amp;[.A65]" office:value-type="string" office:string-value="Peux tu me faire le même travail pour :Route réseau" calcext:value-type="string">
            <text:p>Peux tu me faire le même travail pour :Route réseau</text:p>
          </table:table-cell>
          <table:table-cell office:value-type="string" calcext:value-type="string">
            <text:p>A faire</text:p>
          </table:table-cell>
          <table:table-cell office:value-type="string" calcext:value-type="string">
            <text:p>V1</text:p>
          </table:table-cell>
          <table:table-cell office:value-type="string" calcext:value-type="string">
            <text:p>Ok</text:p>
          </table:table-cell>
          <table:table-cell office:value-type="string" calcext:value-type="string">
            <text:p>V2</text:p>
          </table:table-cell>
          <table:table-cell table:number-columns-repeated="2"/>
        </table:table-row>
      </table:table>
      <table:named-expressions/>
      <table:database-ranges>
        <table:database-range table:name="__Anonymous_Sheet_DB__1" table:target-range-address="'Evenement-Attaque'.A1:'Evenement-Attaque'.E16" table:display-filter-buttons="true" table:orientation="column"/>
        <table:database-range table:name="__Anonymous_Sheet_DB__2" table:target-range-address="'Evenement-Modification'.A1:'Evenement-Modification'.F3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3T04:48:19.836491289</meta:creation-date>
    <dc:date>2024-08-15T09:25:34.585000000</dc:date>
    <meta:editing-duration>PT4H10M12S</meta:editing-duration>
    <meta:editing-cycles>32</meta:editing-cycles>
    <meta:generator>LibreOffice/7.2.1.2$Windows_X86_64 LibreOffice_project/87b77fad49947c1441b67c559c339af8f3517e22</meta:generator>
    <meta:document-statistic meta:table-count="7" meta:cell-count="1425" meta:object-count="0"/>
  </office:meta>
</office:document-meta>
</file>